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>
    <style:style style:name="HeaderPara" style:family="paragraph" style:display-name="HeaderPara">
      <style:text-properties fo:font-weight="bold" style:font-weight-asian="bold" style:font-weight-complex="bold"/>
    </style:style>
    <style:style style:name="HeaderCell" style:family="table-cell" style:display-name="HeaderCell">
      <style:text-properties fo:font-weight="bold" style:font-weight-asian="bold" style:font-weight-complex="bold"/>
    </style:style>
    <style:style style:name="BoldCell" style:family="table-cell" style:display-name="BoldCell">
      <style:text-properties fo:font-weight="bold" style:font-weight-asian="bold" style:font-weight-complex="bold"/>
    </style:style>
  </office:automatic-styles>
  <office:body>
    <office:spreadsheet>
      <table:table table:name="Crypto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Changes</text:p>
          </table:table-cell>
          <table:table-cell table:style-name="HeaderCell">
            <text:p text:style-name="HeaderPara">Status</text:p>
          </table:table-cell>
          <table:table-cell table:style-name="HeaderCell">
            <text:p text:style-name="HeaderPara">GEA0</text:p>
          </table:table-cell>
          <table:table-cell table:style-name="HeaderCell">
            <text:p text:style-name="HeaderPara">UIA1</text:p>
          </table:table-cell>
        </table:table-row>
        <table:table-row>
          <table:table-cell>
            <text:p>2G C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G PS</text:p>
          </table:table-cell>
          <table:table-cell>
            <text:p>400</text:p>
          </table:table-cell>
          <table:table-cell table:style-name="BoldCell">
            <text:p text:style-name="HeaderPara">Fail</text:p>
          </table:table-cell>
          <table:table-cell>
            <text:p>400</text:p>
          </table:table-cell>
          <table:table-cell>
            <text:p>0</text:p>
          </table:table-cell>
        </table:table-row>
        <table:table-row>
          <table:table-cell>
            <text:p>3G INT PS</text:p>
          </table:table-cell>
          <table:table-cell>
            <text:p>20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200</text:p>
          </table:table-cell>
        </table:table-row>
        <table:table-row>
          <table:table-cell>
            <text:p>4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RRC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RRC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</table:table>
      <table:table table:name="IDs Messages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Timestamp</text:p>
          </table:table-cell>
          <table:table-cell table:style-name="HeaderCell">
            <text:p text:style-name="HeaderPara">Domain</text:p>
          </table:table-cell>
          <table:table-cell table:style-name="HeaderCell">
            <text:p text:style-name="HeaderPara">Message</text:p>
          </table:table-cell>
          <table:table-cell table:style-name="HeaderCell">
            <text:p text:style-name="HeaderPara">ID Type</text:p>
          </table:table-cell>
          <table:table-cell table:style-name="HeaderCell">
            <text:p text:style-name="HeaderPara">ID</text:p>
          </table:table-cell>
        </table:table-row>
        <table:table-row>
          <table:table-cell>
            <text:p>2G PS ID</text:p>
          </table:table-cell>
          <table:table-cell>
            <text:p>2025-10-03 19:45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1</text:p>
          </table:table-cell>
        </table:table-row>
        <table:table-row>
          <table:table-cell>
            <text:p>3G NAS ID</text:p>
          </table:table-cell>
          <table:table-cell>
            <text:p>2025-10-03 19:45:1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1</text:p>
          </table:table-cell>
        </table:table-row>
        <table:table-row>
          <table:table-cell>
            <text:p>2G PS ID</text:p>
          </table:table-cell>
          <table:table-cell>
            <text:p>2025-10-03 19:45:3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2</text:p>
          </table:table-cell>
        </table:table-row>
        <table:table-row>
          <table:table-cell>
            <text:p>3G NAS ID</text:p>
          </table:table-cell>
          <table:table-cell>
            <text:p>2025-10-03 19:45:3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2</text:p>
          </table:table-cell>
        </table:table-row>
        <table:table-row>
          <table:table-cell>
            <text:p>2G PS ID</text:p>
          </table:table-cell>
          <table:table-cell>
            <text:p>2025-10-03 19:46:0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3</text:p>
          </table:table-cell>
        </table:table-row>
        <table:table-row>
          <table:table-cell>
            <text:p>3G NAS ID</text:p>
          </table:table-cell>
          <table:table-cell>
            <text:p>2025-10-03 19:46:0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3</text:p>
          </table:table-cell>
        </table:table-row>
        <table:table-row>
          <table:table-cell>
            <text:p>2G PS ID</text:p>
          </table:table-cell>
          <table:table-cell>
            <text:p>2025-10-03 19:46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4</text:p>
          </table:table-cell>
        </table:table-row>
        <table:table-row>
          <table:table-cell>
            <text:p>3G NAS ID</text:p>
          </table:table-cell>
          <table:table-cell>
            <text:p>2025-10-03 19:46:2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4</text:p>
          </table:table-cell>
        </table:table-row>
        <table:table-row>
          <table:table-cell>
            <text:p>2G PS ID</text:p>
          </table:table-cell>
          <table:table-cell>
            <text:p>2025-10-03 19:46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5</text:p>
          </table:table-cell>
        </table:table-row>
        <table:table-row>
          <table:table-cell>
            <text:p>3G NAS ID</text:p>
          </table:table-cell>
          <table:table-cell>
            <text:p>2025-10-03 19:46:5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5</text:p>
          </table:table-cell>
        </table:table-row>
        <table:table-row>
          <table:table-cell>
            <text:p>2G PS ID</text:p>
          </table:table-cell>
          <table:table-cell>
            <text:p>2025-10-03 19:47:1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6</text:p>
          </table:table-cell>
        </table:table-row>
        <table:table-row>
          <table:table-cell>
            <text:p>3G NAS ID</text:p>
          </table:table-cell>
          <table:table-cell>
            <text:p>2025-10-03 19:47:1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6</text:p>
          </table:table-cell>
        </table:table-row>
        <table:table-row>
          <table:table-cell>
            <text:p>2G PS ID</text:p>
          </table:table-cell>
          <table:table-cell>
            <text:p>2025-10-03 19:47:4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7</text:p>
          </table:table-cell>
        </table:table-row>
        <table:table-row>
          <table:table-cell>
            <text:p>3G NAS ID</text:p>
          </table:table-cell>
          <table:table-cell>
            <text:p>2025-10-03 19:47:4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7</text:p>
          </table:table-cell>
        </table:table-row>
        <table:table-row>
          <table:table-cell>
            <text:p>2G PS ID</text:p>
          </table:table-cell>
          <table:table-cell>
            <text:p>2025-10-03 19:48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8</text:p>
          </table:table-cell>
        </table:table-row>
        <table:table-row>
          <table:table-cell>
            <text:p>3G NAS ID</text:p>
          </table:table-cell>
          <table:table-cell>
            <text:p>2025-10-03 19:48:1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8</text:p>
          </table:table-cell>
        </table:table-row>
        <table:table-row>
          <table:table-cell>
            <text:p>2G PS ID</text:p>
          </table:table-cell>
          <table:table-cell>
            <text:p>2025-10-03 19:48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9</text:p>
          </table:table-cell>
        </table:table-row>
        <table:table-row>
          <table:table-cell>
            <text:p>3G NAS ID</text:p>
          </table:table-cell>
          <table:table-cell>
            <text:p>2025-10-03 19:48:3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9</text:p>
          </table:table-cell>
        </table:table-row>
        <table:table-row>
          <table:table-cell>
            <text:p>2G PS ID</text:p>
          </table:table-cell>
          <table:table-cell>
            <text:p>2025-10-03 19:49:0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a</text:p>
          </table:table-cell>
        </table:table-row>
        <table:table-row>
          <table:table-cell>
            <text:p>3G NAS ID</text:p>
          </table:table-cell>
          <table:table-cell>
            <text:p>2025-10-03 19:49:0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a</text:p>
          </table:table-cell>
        </table:table-row>
        <table:table-row>
          <table:table-cell>
            <text:p>2G PS ID</text:p>
          </table:table-cell>
          <table:table-cell>
            <text:p>2025-10-03 19:49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b</text:p>
          </table:table-cell>
        </table:table-row>
        <table:table-row>
          <table:table-cell>
            <text:p>3G NAS ID</text:p>
          </table:table-cell>
          <table:table-cell>
            <text:p>2025-10-03 19:49:2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b</text:p>
          </table:table-cell>
        </table:table-row>
        <table:table-row>
          <table:table-cell>
            <text:p>2G PS ID</text:p>
          </table:table-cell>
          <table:table-cell>
            <text:p>2025-10-03 19:49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c</text:p>
          </table:table-cell>
        </table:table-row>
        <table:table-row>
          <table:table-cell>
            <text:p>3G NAS ID</text:p>
          </table:table-cell>
          <table:table-cell>
            <text:p>2025-10-03 19:49:5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c</text:p>
          </table:table-cell>
        </table:table-row>
        <table:table-row>
          <table:table-cell>
            <text:p>2G PS ID</text:p>
          </table:table-cell>
          <table:table-cell>
            <text:p>2025-10-03 19:50:1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d</text:p>
          </table:table-cell>
        </table:table-row>
        <table:table-row>
          <table:table-cell>
            <text:p>3G NAS ID</text:p>
          </table:table-cell>
          <table:table-cell>
            <text:p>2025-10-03 19:50:1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d</text:p>
          </table:table-cell>
        </table:table-row>
        <table:table-row>
          <table:table-cell>
            <text:p>2G PS ID</text:p>
          </table:table-cell>
          <table:table-cell>
            <text:p>2025-10-03 19:50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e</text:p>
          </table:table-cell>
        </table:table-row>
        <table:table-row>
          <table:table-cell>
            <text:p>3G NAS ID</text:p>
          </table:table-cell>
          <table:table-cell>
            <text:p>2025-10-03 19:50:4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e</text:p>
          </table:table-cell>
        </table:table-row>
        <table:table-row>
          <table:table-cell>
            <text:p>2G PS ID</text:p>
          </table:table-cell>
          <table:table-cell>
            <text:p>2025-10-03 19:51:0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f</text:p>
          </table:table-cell>
        </table:table-row>
        <table:table-row>
          <table:table-cell>
            <text:p>3G NAS ID</text:p>
          </table:table-cell>
          <table:table-cell>
            <text:p>2025-10-03 19:51:0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0f</text:p>
          </table:table-cell>
        </table:table-row>
        <table:table-row>
          <table:table-cell>
            <text:p>2G PS ID</text:p>
          </table:table-cell>
          <table:table-cell>
            <text:p>2025-10-03 19:51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0</text:p>
          </table:table-cell>
        </table:table-row>
        <table:table-row>
          <table:table-cell>
            <text:p>3G NAS ID</text:p>
          </table:table-cell>
          <table:table-cell>
            <text:p>2025-10-03 19:51:3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0</text:p>
          </table:table-cell>
        </table:table-row>
        <table:table-row>
          <table:table-cell>
            <text:p>2G PS ID</text:p>
          </table:table-cell>
          <table:table-cell>
            <text:p>2025-10-03 19:51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1</text:p>
          </table:table-cell>
        </table:table-row>
        <table:table-row>
          <table:table-cell>
            <text:p>3G NAS ID</text:p>
          </table:table-cell>
          <table:table-cell>
            <text:p>2025-10-03 19:51:5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1</text:p>
          </table:table-cell>
        </table:table-row>
        <table:table-row>
          <table:table-cell>
            <text:p>2G PS ID</text:p>
          </table:table-cell>
          <table:table-cell>
            <text:p>2025-10-03 19:52:2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2</text:p>
          </table:table-cell>
        </table:table-row>
        <table:table-row>
          <table:table-cell>
            <text:p>3G NAS ID</text:p>
          </table:table-cell>
          <table:table-cell>
            <text:p>2025-10-03 19:52:2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2</text:p>
          </table:table-cell>
        </table:table-row>
        <table:table-row>
          <table:table-cell>
            <text:p>2G PS ID</text:p>
          </table:table-cell>
          <table:table-cell>
            <text:p>2025-10-03 19:52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3</text:p>
          </table:table-cell>
        </table:table-row>
        <table:table-row>
          <table:table-cell>
            <text:p>3G NAS ID</text:p>
          </table:table-cell>
          <table:table-cell>
            <text:p>2025-10-03 19:52:4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3</text:p>
          </table:table-cell>
        </table:table-row>
        <table:table-row>
          <table:table-cell>
            <text:p>2G PS ID</text:p>
          </table:table-cell>
          <table:table-cell>
            <text:p>2025-10-03 19:53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4</text:p>
          </table:table-cell>
        </table:table-row>
        <table:table-row>
          <table:table-cell>
            <text:p>3G NAS ID</text:p>
          </table:table-cell>
          <table:table-cell>
            <text:p>2025-10-03 19:53:1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4</text:p>
          </table:table-cell>
        </table:table-row>
        <table:table-row>
          <table:table-cell>
            <text:p>2G PS ID</text:p>
          </table:table-cell>
          <table:table-cell>
            <text:p>2025-10-03 19:53:3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5</text:p>
          </table:table-cell>
        </table:table-row>
        <table:table-row>
          <table:table-cell>
            <text:p>3G NAS ID</text:p>
          </table:table-cell>
          <table:table-cell>
            <text:p>2025-10-03 19:53:3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5</text:p>
          </table:table-cell>
        </table:table-row>
        <table:table-row>
          <table:table-cell>
            <text:p>2G PS ID</text:p>
          </table:table-cell>
          <table:table-cell>
            <text:p>2025-10-03 19:54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6</text:p>
          </table:table-cell>
        </table:table-row>
        <table:table-row>
          <table:table-cell>
            <text:p>3G NAS ID</text:p>
          </table:table-cell>
          <table:table-cell>
            <text:p>2025-10-03 19:54:0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6</text:p>
          </table:table-cell>
        </table:table-row>
        <table:table-row>
          <table:table-cell>
            <text:p>2G PS ID</text:p>
          </table:table-cell>
          <table:table-cell>
            <text:p>2025-10-03 19:54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7</text:p>
          </table:table-cell>
        </table:table-row>
        <table:table-row>
          <table:table-cell>
            <text:p>3G NAS ID</text:p>
          </table:table-cell>
          <table:table-cell>
            <text:p>2025-10-03 19:54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7</text:p>
          </table:table-cell>
        </table:table-row>
        <table:table-row>
          <table:table-cell>
            <text:p>2G PS ID</text:p>
          </table:table-cell>
          <table:table-cell>
            <text:p>2025-10-03 19:54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8</text:p>
          </table:table-cell>
        </table:table-row>
        <table:table-row>
          <table:table-cell>
            <text:p>3G NAS ID</text:p>
          </table:table-cell>
          <table:table-cell>
            <text:p>2025-10-03 19:54:5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8</text:p>
          </table:table-cell>
        </table:table-row>
        <table:table-row>
          <table:table-cell>
            <text:p>2G PS ID</text:p>
          </table:table-cell>
          <table:table-cell>
            <text:p>2025-10-03 19:55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9</text:p>
          </table:table-cell>
        </table:table-row>
        <table:table-row>
          <table:table-cell>
            <text:p>3G NAS ID</text:p>
          </table:table-cell>
          <table:table-cell>
            <text:p>2025-10-03 19:55:2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9</text:p>
          </table:table-cell>
        </table:table-row>
        <table:table-row>
          <table:table-cell>
            <text:p>2G PS ID</text:p>
          </table:table-cell>
          <table:table-cell>
            <text:p>2025-10-03 19:55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a</text:p>
          </table:table-cell>
        </table:table-row>
        <table:table-row>
          <table:table-cell>
            <text:p>3G NAS ID</text:p>
          </table:table-cell>
          <table:table-cell>
            <text:p>2025-10-03 19:55:4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a</text:p>
          </table:table-cell>
        </table:table-row>
        <table:table-row>
          <table:table-cell>
            <text:p>2G PS ID</text:p>
          </table:table-cell>
          <table:table-cell>
            <text:p>2025-10-03 19:56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b</text:p>
          </table:table-cell>
        </table:table-row>
        <table:table-row>
          <table:table-cell>
            <text:p>3G NAS ID</text:p>
          </table:table-cell>
          <table:table-cell>
            <text:p>2025-10-03 19:56:1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b</text:p>
          </table:table-cell>
        </table:table-row>
        <table:table-row>
          <table:table-cell>
            <text:p>2G PS ID</text:p>
          </table:table-cell>
          <table:table-cell>
            <text:p>2025-10-03 19:56:3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c</text:p>
          </table:table-cell>
        </table:table-row>
        <table:table-row>
          <table:table-cell>
            <text:p>3G NAS ID</text:p>
          </table:table-cell>
          <table:table-cell>
            <text:p>2025-10-03 19:56:3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c</text:p>
          </table:table-cell>
        </table:table-row>
        <table:table-row>
          <table:table-cell>
            <text:p>2G PS ID</text:p>
          </table:table-cell>
          <table:table-cell>
            <text:p>2025-10-03 19:57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d</text:p>
          </table:table-cell>
        </table:table-row>
        <table:table-row>
          <table:table-cell>
            <text:p>3G NAS ID</text:p>
          </table:table-cell>
          <table:table-cell>
            <text:p>2025-10-03 19:57:0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d</text:p>
          </table:table-cell>
        </table:table-row>
        <table:table-row>
          <table:table-cell>
            <text:p>2G PS ID</text:p>
          </table:table-cell>
          <table:table-cell>
            <text:p>2025-10-03 19:57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e</text:p>
          </table:table-cell>
        </table:table-row>
        <table:table-row>
          <table:table-cell>
            <text:p>3G NAS ID</text:p>
          </table:table-cell>
          <table:table-cell>
            <text:p>2025-10-03 19:57:2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e</text:p>
          </table:table-cell>
        </table:table-row>
        <table:table-row>
          <table:table-cell>
            <text:p>2G PS ID</text:p>
          </table:table-cell>
          <table:table-cell>
            <text:p>2025-10-03 19:57:5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f</text:p>
          </table:table-cell>
        </table:table-row>
        <table:table-row>
          <table:table-cell>
            <text:p>3G NAS ID</text:p>
          </table:table-cell>
          <table:table-cell>
            <text:p>2025-10-03 19:57:5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1f</text:p>
          </table:table-cell>
        </table:table-row>
        <table:table-row>
          <table:table-cell>
            <text:p>2G PS ID</text:p>
          </table:table-cell>
          <table:table-cell>
            <text:p>2025-10-03 19:58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0</text:p>
          </table:table-cell>
        </table:table-row>
        <table:table-row>
          <table:table-cell>
            <text:p>3G NAS ID</text:p>
          </table:table-cell>
          <table:table-cell>
            <text:p>2025-10-03 19:58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0</text:p>
          </table:table-cell>
        </table:table-row>
        <table:table-row>
          <table:table-cell>
            <text:p>2G PS ID</text:p>
          </table:table-cell>
          <table:table-cell>
            <text:p>2025-10-03 19:58:4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1</text:p>
          </table:table-cell>
        </table:table-row>
        <table:table-row>
          <table:table-cell>
            <text:p>3G NAS ID</text:p>
          </table:table-cell>
          <table:table-cell>
            <text:p>2025-10-03 19:58:4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1</text:p>
          </table:table-cell>
        </table:table-row>
        <table:table-row>
          <table:table-cell>
            <text:p>2G PS ID</text:p>
          </table:table-cell>
          <table:table-cell>
            <text:p>2025-10-03 19:59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2</text:p>
          </table:table-cell>
        </table:table-row>
        <table:table-row>
          <table:table-cell>
            <text:p>3G NAS ID</text:p>
          </table:table-cell>
          <table:table-cell>
            <text:p>2025-10-03 19:59:0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2</text:p>
          </table:table-cell>
        </table:table-row>
        <table:table-row>
          <table:table-cell>
            <text:p>2G PS ID</text:p>
          </table:table-cell>
          <table:table-cell>
            <text:p>2025-10-03 19:59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3</text:p>
          </table:table-cell>
        </table:table-row>
        <table:table-row>
          <table:table-cell>
            <text:p>3G NAS ID</text:p>
          </table:table-cell>
          <table:table-cell>
            <text:p>2025-10-03 19:59:3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3</text:p>
          </table:table-cell>
        </table:table-row>
        <table:table-row>
          <table:table-cell>
            <text:p>2G PS ID</text:p>
          </table:table-cell>
          <table:table-cell>
            <text:p>2025-10-03 19:59:5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4</text:p>
          </table:table-cell>
        </table:table-row>
        <table:table-row>
          <table:table-cell>
            <text:p>3G NAS ID</text:p>
          </table:table-cell>
          <table:table-cell>
            <text:p>2025-10-03 19:59:5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4</text:p>
          </table:table-cell>
        </table:table-row>
        <table:table-row>
          <table:table-cell>
            <text:p>2G PS ID</text:p>
          </table:table-cell>
          <table:table-cell>
            <text:p>2025-10-03 20:00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5</text:p>
          </table:table-cell>
        </table:table-row>
        <table:table-row>
          <table:table-cell>
            <text:p>3G NAS ID</text:p>
          </table:table-cell>
          <table:table-cell>
            <text:p>2025-10-03 20:00:2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5</text:p>
          </table:table-cell>
        </table:table-row>
        <table:table-row>
          <table:table-cell>
            <text:p>2G PS ID</text:p>
          </table:table-cell>
          <table:table-cell>
            <text:p>2025-10-03 20:00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6</text:p>
          </table:table-cell>
        </table:table-row>
        <table:table-row>
          <table:table-cell>
            <text:p>3G NAS ID</text:p>
          </table:table-cell>
          <table:table-cell>
            <text:p>2025-10-03 20:00:5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6</text:p>
          </table:table-cell>
        </table:table-row>
        <table:table-row>
          <table:table-cell>
            <text:p>2G PS ID</text:p>
          </table:table-cell>
          <table:table-cell>
            <text:p>2025-10-03 20:01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7</text:p>
          </table:table-cell>
        </table:table-row>
        <table:table-row>
          <table:table-cell>
            <text:p>3G NAS ID</text:p>
          </table:table-cell>
          <table:table-cell>
            <text:p>2025-10-03 20:01:1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7</text:p>
          </table:table-cell>
        </table:table-row>
        <table:table-row>
          <table:table-cell>
            <text:p>2G PS ID</text:p>
          </table:table-cell>
          <table:table-cell>
            <text:p>2025-10-03 20:01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8</text:p>
          </table:table-cell>
        </table:table-row>
        <table:table-row>
          <table:table-cell>
            <text:p>3G NAS ID</text:p>
          </table:table-cell>
          <table:table-cell>
            <text:p>2025-10-03 20:01:4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8</text:p>
          </table:table-cell>
        </table:table-row>
        <table:table-row>
          <table:table-cell>
            <text:p>2G PS ID</text:p>
          </table:table-cell>
          <table:table-cell>
            <text:p>2025-10-03 20:02:0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9</text:p>
          </table:table-cell>
        </table:table-row>
        <table:table-row>
          <table:table-cell>
            <text:p>3G NAS ID</text:p>
          </table:table-cell>
          <table:table-cell>
            <text:p>2025-10-03 20:02:0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9</text:p>
          </table:table-cell>
        </table:table-row>
        <table:table-row>
          <table:table-cell>
            <text:p>2G PS ID</text:p>
          </table:table-cell>
          <table:table-cell>
            <text:p>2025-10-03 20:02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a</text:p>
          </table:table-cell>
        </table:table-row>
        <table:table-row>
          <table:table-cell>
            <text:p>3G NAS ID</text:p>
          </table:table-cell>
          <table:table-cell>
            <text:p>2025-10-03 20:02:3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a</text:p>
          </table:table-cell>
        </table:table-row>
        <table:table-row>
          <table:table-cell>
            <text:p>2G PS ID</text:p>
          </table:table-cell>
          <table:table-cell>
            <text:p>2025-10-03 20:02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b</text:p>
          </table:table-cell>
        </table:table-row>
        <table:table-row>
          <table:table-cell>
            <text:p>3G NAS ID</text:p>
          </table:table-cell>
          <table:table-cell>
            <text:p>2025-10-03 20:02:5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b</text:p>
          </table:table-cell>
        </table:table-row>
        <table:table-row>
          <table:table-cell>
            <text:p>2G PS ID</text:p>
          </table:table-cell>
          <table:table-cell>
            <text:p>2025-10-03 20:03:2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c</text:p>
          </table:table-cell>
        </table:table-row>
        <table:table-row>
          <table:table-cell>
            <text:p>3G NAS ID</text:p>
          </table:table-cell>
          <table:table-cell>
            <text:p>2025-10-03 20:03:2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c</text:p>
          </table:table-cell>
        </table:table-row>
        <table:table-row>
          <table:table-cell>
            <text:p>2G PS ID</text:p>
          </table:table-cell>
          <table:table-cell>
            <text:p>2025-10-03 20:03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d</text:p>
          </table:table-cell>
        </table:table-row>
        <table:table-row>
          <table:table-cell>
            <text:p>3G NAS ID</text:p>
          </table:table-cell>
          <table:table-cell>
            <text:p>2025-10-03 20:03:4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d</text:p>
          </table:table-cell>
        </table:table-row>
        <table:table-row>
          <table:table-cell>
            <text:p>2G PS ID</text:p>
          </table:table-cell>
          <table:table-cell>
            <text:p>2025-10-03 20:04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e</text:p>
          </table:table-cell>
        </table:table-row>
        <table:table-row>
          <table:table-cell>
            <text:p>3G NAS ID</text:p>
          </table:table-cell>
          <table:table-cell>
            <text:p>2025-10-03 20:04:1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e</text:p>
          </table:table-cell>
        </table:table-row>
        <table:table-row>
          <table:table-cell>
            <text:p>2G PS ID</text:p>
          </table:table-cell>
          <table:table-cell>
            <text:p>2025-10-03 20:04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f</text:p>
          </table:table-cell>
        </table:table-row>
        <table:table-row>
          <table:table-cell>
            <text:p>3G NAS ID</text:p>
          </table:table-cell>
          <table:table-cell>
            <text:p>2025-10-03 20:04:4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2f</text:p>
          </table:table-cell>
        </table:table-row>
        <table:table-row>
          <table:table-cell>
            <text:p>2G PS ID</text:p>
          </table:table-cell>
          <table:table-cell>
            <text:p>2025-10-03 20:05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0</text:p>
          </table:table-cell>
        </table:table-row>
        <table:table-row>
          <table:table-cell>
            <text:p>3G NAS ID</text:p>
          </table:table-cell>
          <table:table-cell>
            <text:p>2025-10-03 20:05:0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0</text:p>
          </table:table-cell>
        </table:table-row>
        <table:table-row>
          <table:table-cell>
            <text:p>2G PS ID</text:p>
          </table:table-cell>
          <table:table-cell>
            <text:p>2025-10-03 20:05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1</text:p>
          </table:table-cell>
        </table:table-row>
        <table:table-row>
          <table:table-cell>
            <text:p>3G NAS ID</text:p>
          </table:table-cell>
          <table:table-cell>
            <text:p>2025-10-03 20:05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1</text:p>
          </table:table-cell>
        </table:table-row>
        <table:table-row>
          <table:table-cell>
            <text:p>2G PS ID</text:p>
          </table:table-cell>
          <table:table-cell>
            <text:p>2025-10-03 20:05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2</text:p>
          </table:table-cell>
        </table:table-row>
        <table:table-row>
          <table:table-cell>
            <text:p>3G NAS ID</text:p>
          </table:table-cell>
          <table:table-cell>
            <text:p>2025-10-03 20:05:5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2</text:p>
          </table:table-cell>
        </table:table-row>
        <table:table-row>
          <table:table-cell>
            <text:p>2G PS ID</text:p>
          </table:table-cell>
          <table:table-cell>
            <text:p>2025-10-03 20:06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3</text:p>
          </table:table-cell>
        </table:table-row>
        <table:table-row>
          <table:table-cell>
            <text:p>3G NAS ID</text:p>
          </table:table-cell>
          <table:table-cell>
            <text:p>2025-10-03 20:06:2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3</text:p>
          </table:table-cell>
        </table:table-row>
        <table:table-row>
          <table:table-cell>
            <text:p>2G PS ID</text:p>
          </table:table-cell>
          <table:table-cell>
            <text:p>2025-10-03 20:06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4</text:p>
          </table:table-cell>
        </table:table-row>
        <table:table-row>
          <table:table-cell>
            <text:p>3G NAS ID</text:p>
          </table:table-cell>
          <table:table-cell>
            <text:p>2025-10-03 20:06:4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4</text:p>
          </table:table-cell>
        </table:table-row>
        <table:table-row>
          <table:table-cell>
            <text:p>2G PS ID</text:p>
          </table:table-cell>
          <table:table-cell>
            <text:p>2025-10-03 20:07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5</text:p>
          </table:table-cell>
        </table:table-row>
        <table:table-row>
          <table:table-cell>
            <text:p>3G NAS ID</text:p>
          </table:table-cell>
          <table:table-cell>
            <text:p>2025-10-03 20:07:1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5</text:p>
          </table:table-cell>
        </table:table-row>
        <table:table-row>
          <table:table-cell>
            <text:p>2G PS ID</text:p>
          </table:table-cell>
          <table:table-cell>
            <text:p>2025-10-03 20:07:3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6</text:p>
          </table:table-cell>
        </table:table-row>
        <table:table-row>
          <table:table-cell>
            <text:p>3G NAS ID</text:p>
          </table:table-cell>
          <table:table-cell>
            <text:p>2025-10-03 20:07:3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6</text:p>
          </table:table-cell>
        </table:table-row>
        <table:table-row>
          <table:table-cell>
            <text:p>2G PS ID</text:p>
          </table:table-cell>
          <table:table-cell>
            <text:p>2025-10-03 20:08:0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7</text:p>
          </table:table-cell>
        </table:table-row>
        <table:table-row>
          <table:table-cell>
            <text:p>3G NAS ID</text:p>
          </table:table-cell>
          <table:table-cell>
            <text:p>2025-10-03 20:08:0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7</text:p>
          </table:table-cell>
        </table:table-row>
        <table:table-row>
          <table:table-cell>
            <text:p>2G PS ID</text:p>
          </table:table-cell>
          <table:table-cell>
            <text:p>2025-10-03 20:08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8</text:p>
          </table:table-cell>
        </table:table-row>
        <table:table-row>
          <table:table-cell>
            <text:p>3G NAS ID</text:p>
          </table:table-cell>
          <table:table-cell>
            <text:p>2025-10-03 20:08:2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8</text:p>
          </table:table-cell>
        </table:table-row>
        <table:table-row>
          <table:table-cell>
            <text:p>2G PS ID</text:p>
          </table:table-cell>
          <table:table-cell>
            <text:p>2025-10-03 20:08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9</text:p>
          </table:table-cell>
        </table:table-row>
        <table:table-row>
          <table:table-cell>
            <text:p>3G NAS ID</text:p>
          </table:table-cell>
          <table:table-cell>
            <text:p>2025-10-03 20:08:5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9</text:p>
          </table:table-cell>
        </table:table-row>
        <table:table-row>
          <table:table-cell>
            <text:p>2G PS ID</text:p>
          </table:table-cell>
          <table:table-cell>
            <text:p>2025-10-03 20:09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a</text:p>
          </table:table-cell>
        </table:table-row>
        <table:table-row>
          <table:table-cell>
            <text:p>3G NAS ID</text:p>
          </table:table-cell>
          <table:table-cell>
            <text:p>2025-10-03 20:09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a</text:p>
          </table:table-cell>
        </table:table-row>
        <table:table-row>
          <table:table-cell>
            <text:p>2G PS ID</text:p>
          </table:table-cell>
          <table:table-cell>
            <text:p>2025-10-03 20:09:4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b</text:p>
          </table:table-cell>
        </table:table-row>
        <table:table-row>
          <table:table-cell>
            <text:p>3G NAS ID</text:p>
          </table:table-cell>
          <table:table-cell>
            <text:p>2025-10-03 20:09:4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b</text:p>
          </table:table-cell>
        </table:table-row>
        <table:table-row>
          <table:table-cell>
            <text:p>2G PS ID</text:p>
          </table:table-cell>
          <table:table-cell>
            <text:p>2025-10-03 20:10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c</text:p>
          </table:table-cell>
        </table:table-row>
        <table:table-row>
          <table:table-cell>
            <text:p>3G NAS ID</text:p>
          </table:table-cell>
          <table:table-cell>
            <text:p>2025-10-03 20:10:0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c</text:p>
          </table:table-cell>
        </table:table-row>
        <table:table-row>
          <table:table-cell>
            <text:p>2G PS ID</text:p>
          </table:table-cell>
          <table:table-cell>
            <text:p>2025-10-03 20:10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d</text:p>
          </table:table-cell>
        </table:table-row>
        <table:table-row>
          <table:table-cell>
            <text:p>3G NAS ID</text:p>
          </table:table-cell>
          <table:table-cell>
            <text:p>2025-10-03 20:10:3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d</text:p>
          </table:table-cell>
        </table:table-row>
        <table:table-row>
          <table:table-cell>
            <text:p>2G PS ID</text:p>
          </table:table-cell>
          <table:table-cell>
            <text:p>2025-10-03 20:11:0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e</text:p>
          </table:table-cell>
        </table:table-row>
        <table:table-row>
          <table:table-cell>
            <text:p>3G NAS ID</text:p>
          </table:table-cell>
          <table:table-cell>
            <text:p>2025-10-03 20:11:0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e</text:p>
          </table:table-cell>
        </table:table-row>
        <table:table-row>
          <table:table-cell>
            <text:p>2G PS ID</text:p>
          </table:table-cell>
          <table:table-cell>
            <text:p>2025-10-03 20:11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f</text:p>
          </table:table-cell>
        </table:table-row>
        <table:table-row>
          <table:table-cell>
            <text:p>3G NAS ID</text:p>
          </table:table-cell>
          <table:table-cell>
            <text:p>2025-10-03 20:11:2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3f</text:p>
          </table:table-cell>
        </table:table-row>
        <table:table-row>
          <table:table-cell>
            <text:p>2G PS ID</text:p>
          </table:table-cell>
          <table:table-cell>
            <text:p>2025-10-03 20:11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0</text:p>
          </table:table-cell>
        </table:table-row>
        <table:table-row>
          <table:table-cell>
            <text:p>3G NAS ID</text:p>
          </table:table-cell>
          <table:table-cell>
            <text:p>2025-10-03 20:11:5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0</text:p>
          </table:table-cell>
        </table:table-row>
        <table:table-row>
          <table:table-cell>
            <text:p>2G PS ID</text:p>
          </table:table-cell>
          <table:table-cell>
            <text:p>2025-10-03 20:12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1</text:p>
          </table:table-cell>
        </table:table-row>
        <table:table-row>
          <table:table-cell>
            <text:p>3G NAS ID</text:p>
          </table:table-cell>
          <table:table-cell>
            <text:p>2025-10-03 20:12:1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1</text:p>
          </table:table-cell>
        </table:table-row>
        <table:table-row>
          <table:table-cell>
            <text:p>2G PS ID</text:p>
          </table:table-cell>
          <table:table-cell>
            <text:p>2025-10-03 20:12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2</text:p>
          </table:table-cell>
        </table:table-row>
        <table:table-row>
          <table:table-cell>
            <text:p>3G NAS ID</text:p>
          </table:table-cell>
          <table:table-cell>
            <text:p>2025-10-03 20:12:4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2</text:p>
          </table:table-cell>
        </table:table-row>
        <table:table-row>
          <table:table-cell>
            <text:p>2G PS ID</text:p>
          </table:table-cell>
          <table:table-cell>
            <text:p>2025-10-03 20:13:0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3</text:p>
          </table:table-cell>
        </table:table-row>
        <table:table-row>
          <table:table-cell>
            <text:p>3G NAS ID</text:p>
          </table:table-cell>
          <table:table-cell>
            <text:p>2025-10-03 20:13:0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3</text:p>
          </table:table-cell>
        </table:table-row>
        <table:table-row>
          <table:table-cell>
            <text:p>2G PS ID</text:p>
          </table:table-cell>
          <table:table-cell>
            <text:p>2025-10-03 20:13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4</text:p>
          </table:table-cell>
        </table:table-row>
        <table:table-row>
          <table:table-cell>
            <text:p>3G NAS ID</text:p>
          </table:table-cell>
          <table:table-cell>
            <text:p>2025-10-03 20:13:3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4</text:p>
          </table:table-cell>
        </table:table-row>
        <table:table-row>
          <table:table-cell>
            <text:p>2G PS ID</text:p>
          </table:table-cell>
          <table:table-cell>
            <text:p>2025-10-03 20:13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5</text:p>
          </table:table-cell>
        </table:table-row>
        <table:table-row>
          <table:table-cell>
            <text:p>3G NAS ID</text:p>
          </table:table-cell>
          <table:table-cell>
            <text:p>2025-10-03 20:13:5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5</text:p>
          </table:table-cell>
        </table:table-row>
        <table:table-row>
          <table:table-cell>
            <text:p>2G PS ID</text:p>
          </table:table-cell>
          <table:table-cell>
            <text:p>2025-10-03 20:14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6</text:p>
          </table:table-cell>
        </table:table-row>
        <table:table-row>
          <table:table-cell>
            <text:p>3G NAS ID</text:p>
          </table:table-cell>
          <table:table-cell>
            <text:p>2025-10-03 20:14:2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6</text:p>
          </table:table-cell>
        </table:table-row>
        <table:table-row>
          <table:table-cell>
            <text:p>2G PS ID</text:p>
          </table:table-cell>
          <table:table-cell>
            <text:p>2025-10-03 20:14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7</text:p>
          </table:table-cell>
        </table:table-row>
        <table:table-row>
          <table:table-cell>
            <text:p>3G NAS ID</text:p>
          </table:table-cell>
          <table:table-cell>
            <text:p>2025-10-03 20:14:4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7</text:p>
          </table:table-cell>
        </table:table-row>
        <table:table-row>
          <table:table-cell>
            <text:p>2G PS ID</text:p>
          </table:table-cell>
          <table:table-cell>
            <text:p>2025-10-03 20:15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8</text:p>
          </table:table-cell>
        </table:table-row>
        <table:table-row>
          <table:table-cell>
            <text:p>3G NAS ID</text:p>
          </table:table-cell>
          <table:table-cell>
            <text:p>2025-10-03 20:15:1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8</text:p>
          </table:table-cell>
        </table:table-row>
        <table:table-row>
          <table:table-cell>
            <text:p>2G PS ID</text:p>
          </table:table-cell>
          <table:table-cell>
            <text:p>2025-10-03 20:15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9</text:p>
          </table:table-cell>
        </table:table-row>
        <table:table-row>
          <table:table-cell>
            <text:p>3G NAS ID</text:p>
          </table:table-cell>
          <table:table-cell>
            <text:p>2025-10-03 20:15:4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9</text:p>
          </table:table-cell>
        </table:table-row>
        <table:table-row>
          <table:table-cell>
            <text:p>2G PS ID</text:p>
          </table:table-cell>
          <table:table-cell>
            <text:p>2025-10-03 20:16:0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a</text:p>
          </table:table-cell>
        </table:table-row>
        <table:table-row>
          <table:table-cell>
            <text:p>3G NAS ID</text:p>
          </table:table-cell>
          <table:table-cell>
            <text:p>2025-10-03 20:16:0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a</text:p>
          </table:table-cell>
        </table:table-row>
        <table:table-row>
          <table:table-cell>
            <text:p>2G PS ID</text:p>
          </table:table-cell>
          <table:table-cell>
            <text:p>2025-10-03 20:16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b</text:p>
          </table:table-cell>
        </table:table-row>
        <table:table-row>
          <table:table-cell>
            <text:p>3G NAS ID</text:p>
          </table:table-cell>
          <table:table-cell>
            <text:p>2025-10-03 20:16:3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b</text:p>
          </table:table-cell>
        </table:table-row>
        <table:table-row>
          <table:table-cell>
            <text:p>2G PS ID</text:p>
          </table:table-cell>
          <table:table-cell>
            <text:p>2025-10-03 20:16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c</text:p>
          </table:table-cell>
        </table:table-row>
        <table:table-row>
          <table:table-cell>
            <text:p>3G NAS ID</text:p>
          </table:table-cell>
          <table:table-cell>
            <text:p>2025-10-03 20:16:5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c</text:p>
          </table:table-cell>
        </table:table-row>
        <table:table-row>
          <table:table-cell>
            <text:p>2G PS ID</text:p>
          </table:table-cell>
          <table:table-cell>
            <text:p>2025-10-03 20:17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d</text:p>
          </table:table-cell>
        </table:table-row>
        <table:table-row>
          <table:table-cell>
            <text:p>3G NAS ID</text:p>
          </table:table-cell>
          <table:table-cell>
            <text:p>2025-10-03 20:17:2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d</text:p>
          </table:table-cell>
        </table:table-row>
        <table:table-row>
          <table:table-cell>
            <text:p>2G PS ID</text:p>
          </table:table-cell>
          <table:table-cell>
            <text:p>2025-10-03 20:17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e</text:p>
          </table:table-cell>
        </table:table-row>
        <table:table-row>
          <table:table-cell>
            <text:p>3G NAS ID</text:p>
          </table:table-cell>
          <table:table-cell>
            <text:p>2025-10-03 20:17:4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e</text:p>
          </table:table-cell>
        </table:table-row>
        <table:table-row>
          <table:table-cell>
            <text:p>2G PS ID</text:p>
          </table:table-cell>
          <table:table-cell>
            <text:p>2025-10-03 20:18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f</text:p>
          </table:table-cell>
        </table:table-row>
        <table:table-row>
          <table:table-cell>
            <text:p>3G NAS ID</text:p>
          </table:table-cell>
          <table:table-cell>
            <text:p>2025-10-03 20:18:1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4f</text:p>
          </table:table-cell>
        </table:table-row>
        <table:table-row>
          <table:table-cell>
            <text:p>2G PS ID</text:p>
          </table:table-cell>
          <table:table-cell>
            <text:p>2025-10-03 20:18:3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0</text:p>
          </table:table-cell>
        </table:table-row>
        <table:table-row>
          <table:table-cell>
            <text:p>3G NAS ID</text:p>
          </table:table-cell>
          <table:table-cell>
            <text:p>2025-10-03 20:18:3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0</text:p>
          </table:table-cell>
        </table:table-row>
        <table:table-row>
          <table:table-cell>
            <text:p>2G PS ID</text:p>
          </table:table-cell>
          <table:table-cell>
            <text:p>2025-10-03 20:19:0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1</text:p>
          </table:table-cell>
        </table:table-row>
        <table:table-row>
          <table:table-cell>
            <text:p>3G NAS ID</text:p>
          </table:table-cell>
          <table:table-cell>
            <text:p>2025-10-03 20:19:0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1</text:p>
          </table:table-cell>
        </table:table-row>
        <table:table-row>
          <table:table-cell>
            <text:p>2G PS ID</text:p>
          </table:table-cell>
          <table:table-cell>
            <text:p>2025-10-03 20:19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2</text:p>
          </table:table-cell>
        </table:table-row>
        <table:table-row>
          <table:table-cell>
            <text:p>3G NAS ID</text:p>
          </table:table-cell>
          <table:table-cell>
            <text:p>2025-10-03 20:19:2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2</text:p>
          </table:table-cell>
        </table:table-row>
        <table:table-row>
          <table:table-cell>
            <text:p>2G PS ID</text:p>
          </table:table-cell>
          <table:table-cell>
            <text:p>2025-10-03 20:19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3</text:p>
          </table:table-cell>
        </table:table-row>
        <table:table-row>
          <table:table-cell>
            <text:p>3G NAS ID</text:p>
          </table:table-cell>
          <table:table-cell>
            <text:p>2025-10-03 20:19:5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3</text:p>
          </table:table-cell>
        </table:table-row>
        <table:table-row>
          <table:table-cell>
            <text:p>2G PS ID</text:p>
          </table:table-cell>
          <table:table-cell>
            <text:p>2025-10-03 20:20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4</text:p>
          </table:table-cell>
        </table:table-row>
        <table:table-row>
          <table:table-cell>
            <text:p>3G NAS ID</text:p>
          </table:table-cell>
          <table:table-cell>
            <text:p>2025-10-03 20:20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4</text:p>
          </table:table-cell>
        </table:table-row>
        <table:table-row>
          <table:table-cell>
            <text:p>2G PS ID</text:p>
          </table:table-cell>
          <table:table-cell>
            <text:p>2025-10-03 20:20:4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5</text:p>
          </table:table-cell>
        </table:table-row>
        <table:table-row>
          <table:table-cell>
            <text:p>3G NAS ID</text:p>
          </table:table-cell>
          <table:table-cell>
            <text:p>2025-10-03 20:20:4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5</text:p>
          </table:table-cell>
        </table:table-row>
        <table:table-row>
          <table:table-cell>
            <text:p>2G PS ID</text:p>
          </table:table-cell>
          <table:table-cell>
            <text:p>2025-10-03 20:21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6</text:p>
          </table:table-cell>
        </table:table-row>
        <table:table-row>
          <table:table-cell>
            <text:p>3G NAS ID</text:p>
          </table:table-cell>
          <table:table-cell>
            <text:p>2025-10-03 20:21:1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6</text:p>
          </table:table-cell>
        </table:table-row>
        <table:table-row>
          <table:table-cell>
            <text:p>2G PS ID</text:p>
          </table:table-cell>
          <table:table-cell>
            <text:p>2025-10-03 20:21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7</text:p>
          </table:table-cell>
        </table:table-row>
        <table:table-row>
          <table:table-cell>
            <text:p>3G NAS ID</text:p>
          </table:table-cell>
          <table:table-cell>
            <text:p>2025-10-03 20:21:3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7</text:p>
          </table:table-cell>
        </table:table-row>
        <table:table-row>
          <table:table-cell>
            <text:p>2G PS ID</text:p>
          </table:table-cell>
          <table:table-cell>
            <text:p>2025-10-03 20:21:5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8</text:p>
          </table:table-cell>
        </table:table-row>
        <table:table-row>
          <table:table-cell>
            <text:p>3G NAS ID</text:p>
          </table:table-cell>
          <table:table-cell>
            <text:p>2025-10-03 20:21:5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8</text:p>
          </table:table-cell>
        </table:table-row>
        <table:table-row>
          <table:table-cell>
            <text:p>2G PS ID</text:p>
          </table:table-cell>
          <table:table-cell>
            <text:p>2025-10-03 20:22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9</text:p>
          </table:table-cell>
        </table:table-row>
        <table:table-row>
          <table:table-cell>
            <text:p>3G NAS ID</text:p>
          </table:table-cell>
          <table:table-cell>
            <text:p>2025-10-03 20:22:2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9</text:p>
          </table:table-cell>
        </table:table-row>
        <table:table-row>
          <table:table-cell>
            <text:p>2G PS ID</text:p>
          </table:table-cell>
          <table:table-cell>
            <text:p>2025-10-03 20:22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a</text:p>
          </table:table-cell>
        </table:table-row>
        <table:table-row>
          <table:table-cell>
            <text:p>3G NAS ID</text:p>
          </table:table-cell>
          <table:table-cell>
            <text:p>2025-10-03 20:22:5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a</text:p>
          </table:table-cell>
        </table:table-row>
        <table:table-row>
          <table:table-cell>
            <text:p>2G PS ID</text:p>
          </table:table-cell>
          <table:table-cell>
            <text:p>2025-10-03 20:23:1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b</text:p>
          </table:table-cell>
        </table:table-row>
        <table:table-row>
          <table:table-cell>
            <text:p>3G NAS ID</text:p>
          </table:table-cell>
          <table:table-cell>
            <text:p>2025-10-03 20:23:1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b</text:p>
          </table:table-cell>
        </table:table-row>
        <table:table-row>
          <table:table-cell>
            <text:p>2G PS ID</text:p>
          </table:table-cell>
          <table:table-cell>
            <text:p>2025-10-03 20:23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c</text:p>
          </table:table-cell>
        </table:table-row>
        <table:table-row>
          <table:table-cell>
            <text:p>3G NAS ID</text:p>
          </table:table-cell>
          <table:table-cell>
            <text:p>2025-10-03 20:23:4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c</text:p>
          </table:table-cell>
        </table:table-row>
        <table:table-row>
          <table:table-cell>
            <text:p>2G PS ID</text:p>
          </table:table-cell>
          <table:table-cell>
            <text:p>2025-10-03 20:24:0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d</text:p>
          </table:table-cell>
        </table:table-row>
        <table:table-row>
          <table:table-cell>
            <text:p>3G NAS ID</text:p>
          </table:table-cell>
          <table:table-cell>
            <text:p>2025-10-03 20:24:0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d</text:p>
          </table:table-cell>
        </table:table-row>
        <table:table-row>
          <table:table-cell>
            <text:p>2G PS ID</text:p>
          </table:table-cell>
          <table:table-cell>
            <text:p>2025-10-03 20:24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e</text:p>
          </table:table-cell>
        </table:table-row>
        <table:table-row>
          <table:table-cell>
            <text:p>3G NAS ID</text:p>
          </table:table-cell>
          <table:table-cell>
            <text:p>2025-10-03 20:24:3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e</text:p>
          </table:table-cell>
        </table:table-row>
        <table:table-row>
          <table:table-cell>
            <text:p>2G PS ID</text:p>
          </table:table-cell>
          <table:table-cell>
            <text:p>2025-10-03 20:24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f</text:p>
          </table:table-cell>
        </table:table-row>
        <table:table-row>
          <table:table-cell>
            <text:p>3G NAS ID</text:p>
          </table:table-cell>
          <table:table-cell>
            <text:p>2025-10-03 20:24:5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5f</text:p>
          </table:table-cell>
        </table:table-row>
        <table:table-row>
          <table:table-cell>
            <text:p>2G PS ID</text:p>
          </table:table-cell>
          <table:table-cell>
            <text:p>2025-10-03 20:25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0</text:p>
          </table:table-cell>
        </table:table-row>
        <table:table-row>
          <table:table-cell>
            <text:p>3G NAS ID</text:p>
          </table:table-cell>
          <table:table-cell>
            <text:p>2025-10-03 20:25:2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0</text:p>
          </table:table-cell>
        </table:table-row>
        <table:table-row>
          <table:table-cell>
            <text:p>2G PS ID</text:p>
          </table:table-cell>
          <table:table-cell>
            <text:p>2025-10-03 20:25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1</text:p>
          </table:table-cell>
        </table:table-row>
        <table:table-row>
          <table:table-cell>
            <text:p>3G NAS ID</text:p>
          </table:table-cell>
          <table:table-cell>
            <text:p>2025-10-03 20:25:4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1</text:p>
          </table:table-cell>
        </table:table-row>
        <table:table-row>
          <table:table-cell>
            <text:p>2G PS ID</text:p>
          </table:table-cell>
          <table:table-cell>
            <text:p>2025-10-03 20:26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2</text:p>
          </table:table-cell>
        </table:table-row>
        <table:table-row>
          <table:table-cell>
            <text:p>3G NAS ID</text:p>
          </table:table-cell>
          <table:table-cell>
            <text:p>2025-10-03 20:26:1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2</text:p>
          </table:table-cell>
        </table:table-row>
        <table:table-row>
          <table:table-cell>
            <text:p>2G PS ID</text:p>
          </table:table-cell>
          <table:table-cell>
            <text:p>2025-10-03 20:26:3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3</text:p>
          </table:table-cell>
        </table:table-row>
        <table:table-row>
          <table:table-cell>
            <text:p>3G NAS ID</text:p>
          </table:table-cell>
          <table:table-cell>
            <text:p>2025-10-03 20:26:3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3</text:p>
          </table:table-cell>
        </table:table-row>
        <table:table-row>
          <table:table-cell>
            <text:p>2G PS ID</text:p>
          </table:table-cell>
          <table:table-cell>
            <text:p>2025-10-03 20:27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4</text:p>
          </table:table-cell>
        </table:table-row>
        <table:table-row>
          <table:table-cell>
            <text:p>3G NAS ID</text:p>
          </table:table-cell>
          <table:table-cell>
            <text:p>2025-10-03 20:27:0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4</text:p>
          </table:table-cell>
        </table:table-row>
        <table:table-row>
          <table:table-cell>
            <text:p>2G PS ID</text:p>
          </table:table-cell>
          <table:table-cell>
            <text:p>2025-10-03 20:27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5</text:p>
          </table:table-cell>
        </table:table-row>
        <table:table-row>
          <table:table-cell>
            <text:p>3G NAS ID</text:p>
          </table:table-cell>
          <table:table-cell>
            <text:p>2025-10-03 20:27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5</text:p>
          </table:table-cell>
        </table:table-row>
        <table:table-row>
          <table:table-cell>
            <text:p>2G PS ID</text:p>
          </table:table-cell>
          <table:table-cell>
            <text:p>2025-10-03 20:27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6</text:p>
          </table:table-cell>
        </table:table-row>
        <table:table-row>
          <table:table-cell>
            <text:p>3G NAS ID</text:p>
          </table:table-cell>
          <table:table-cell>
            <text:p>2025-10-03 20:27:5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6</text:p>
          </table:table-cell>
        </table:table-row>
        <table:table-row>
          <table:table-cell>
            <text:p>2G PS ID</text:p>
          </table:table-cell>
          <table:table-cell>
            <text:p>2025-10-03 20:28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7</text:p>
          </table:table-cell>
        </table:table-row>
        <table:table-row>
          <table:table-cell>
            <text:p>3G NAS ID</text:p>
          </table:table-cell>
          <table:table-cell>
            <text:p>2025-10-03 20:28:2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7</text:p>
          </table:table-cell>
        </table:table-row>
        <table:table-row>
          <table:table-cell>
            <text:p>2G PS ID</text:p>
          </table:table-cell>
          <table:table-cell>
            <text:p>2025-10-03 20:28:4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8</text:p>
          </table:table-cell>
        </table:table-row>
        <table:table-row>
          <table:table-cell>
            <text:p>3G NAS ID</text:p>
          </table:table-cell>
          <table:table-cell>
            <text:p>2025-10-03 20:28:4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8</text:p>
          </table:table-cell>
        </table:table-row>
        <table:table-row>
          <table:table-cell>
            <text:p>2G PS ID</text:p>
          </table:table-cell>
          <table:table-cell>
            <text:p>2025-10-03 20:29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9</text:p>
          </table:table-cell>
        </table:table-row>
        <table:table-row>
          <table:table-cell>
            <text:p>3G NAS ID</text:p>
          </table:table-cell>
          <table:table-cell>
            <text:p>2025-10-03 20:29:1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9</text:p>
          </table:table-cell>
        </table:table-row>
        <table:table-row>
          <table:table-cell>
            <text:p>2G PS ID</text:p>
          </table:table-cell>
          <table:table-cell>
            <text:p>2025-10-03 20:29:3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a</text:p>
          </table:table-cell>
        </table:table-row>
        <table:table-row>
          <table:table-cell>
            <text:p>3G NAS ID</text:p>
          </table:table-cell>
          <table:table-cell>
            <text:p>2025-10-03 20:29:3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a</text:p>
          </table:table-cell>
        </table:table-row>
        <table:table-row>
          <table:table-cell>
            <text:p>2G PS ID</text:p>
          </table:table-cell>
          <table:table-cell>
            <text:p>2025-10-03 20:30:0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b</text:p>
          </table:table-cell>
        </table:table-row>
        <table:table-row>
          <table:table-cell>
            <text:p>3G NAS ID</text:p>
          </table:table-cell>
          <table:table-cell>
            <text:p>2025-10-03 20:30:0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b</text:p>
          </table:table-cell>
        </table:table-row>
        <table:table-row>
          <table:table-cell>
            <text:p>2G PS ID</text:p>
          </table:table-cell>
          <table:table-cell>
            <text:p>2025-10-03 20:30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c</text:p>
          </table:table-cell>
        </table:table-row>
        <table:table-row>
          <table:table-cell>
            <text:p>3G NAS ID</text:p>
          </table:table-cell>
          <table:table-cell>
            <text:p>2025-10-03 20:30:2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c</text:p>
          </table:table-cell>
        </table:table-row>
        <table:table-row>
          <table:table-cell>
            <text:p>2G PS ID</text:p>
          </table:table-cell>
          <table:table-cell>
            <text:p>2025-10-03 20:30:5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d</text:p>
          </table:table-cell>
        </table:table-row>
        <table:table-row>
          <table:table-cell>
            <text:p>3G NAS ID</text:p>
          </table:table-cell>
          <table:table-cell>
            <text:p>2025-10-03 20:30:5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d</text:p>
          </table:table-cell>
        </table:table-row>
        <table:table-row>
          <table:table-cell>
            <text:p>2G PS ID</text:p>
          </table:table-cell>
          <table:table-cell>
            <text:p>2025-10-03 20:31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e</text:p>
          </table:table-cell>
        </table:table-row>
        <table:table-row>
          <table:table-cell>
            <text:p>3G NAS ID</text:p>
          </table:table-cell>
          <table:table-cell>
            <text:p>2025-10-03 20:31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e</text:p>
          </table:table-cell>
        </table:table-row>
        <table:table-row>
          <table:table-cell>
            <text:p>2G PS ID</text:p>
          </table:table-cell>
          <table:table-cell>
            <text:p>2025-10-03 20:31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f</text:p>
          </table:table-cell>
        </table:table-row>
        <table:table-row>
          <table:table-cell>
            <text:p>3G NAS ID</text:p>
          </table:table-cell>
          <table:table-cell>
            <text:p>2025-10-03 20:31:4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6f</text:p>
          </table:table-cell>
        </table:table-row>
        <table:table-row>
          <table:table-cell>
            <text:p>2G PS ID</text:p>
          </table:table-cell>
          <table:table-cell>
            <text:p>2025-10-03 20:32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0</text:p>
          </table:table-cell>
        </table:table-row>
        <table:table-row>
          <table:table-cell>
            <text:p>3G NAS ID</text:p>
          </table:table-cell>
          <table:table-cell>
            <text:p>2025-10-03 20:32:0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0</text:p>
          </table:table-cell>
        </table:table-row>
        <table:table-row>
          <table:table-cell>
            <text:p>2G PS ID</text:p>
          </table:table-cell>
          <table:table-cell>
            <text:p>2025-10-03 20:32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1</text:p>
          </table:table-cell>
        </table:table-row>
        <table:table-row>
          <table:table-cell>
            <text:p>3G NAS ID</text:p>
          </table:table-cell>
          <table:table-cell>
            <text:p>2025-10-03 20:32:3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1</text:p>
          </table:table-cell>
        </table:table-row>
        <table:table-row>
          <table:table-cell>
            <text:p>2G PS ID</text:p>
          </table:table-cell>
          <table:table-cell>
            <text:p>2025-10-03 20:33:0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2</text:p>
          </table:table-cell>
        </table:table-row>
        <table:table-row>
          <table:table-cell>
            <text:p>3G NAS ID</text:p>
          </table:table-cell>
          <table:table-cell>
            <text:p>2025-10-03 20:33:0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2</text:p>
          </table:table-cell>
        </table:table-row>
        <table:table-row>
          <table:table-cell>
            <text:p>2G PS ID</text:p>
          </table:table-cell>
          <table:table-cell>
            <text:p>2025-10-03 20:33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3</text:p>
          </table:table-cell>
        </table:table-row>
        <table:table-row>
          <table:table-cell>
            <text:p>3G NAS ID</text:p>
          </table:table-cell>
          <table:table-cell>
            <text:p>2025-10-03 20:33:2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3</text:p>
          </table:table-cell>
        </table:table-row>
        <table:table-row>
          <table:table-cell>
            <text:p>2G PS ID</text:p>
          </table:table-cell>
          <table:table-cell>
            <text:p>2025-10-03 20:33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4</text:p>
          </table:table-cell>
        </table:table-row>
        <table:table-row>
          <table:table-cell>
            <text:p>3G NAS ID</text:p>
          </table:table-cell>
          <table:table-cell>
            <text:p>2025-10-03 20:33:5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4</text:p>
          </table:table-cell>
        </table:table-row>
        <table:table-row>
          <table:table-cell>
            <text:p>2G PS ID</text:p>
          </table:table-cell>
          <table:table-cell>
            <text:p>2025-10-03 20:34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5</text:p>
          </table:table-cell>
        </table:table-row>
        <table:table-row>
          <table:table-cell>
            <text:p>3G NAS ID</text:p>
          </table:table-cell>
          <table:table-cell>
            <text:p>2025-10-03 20:34:1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5</text:p>
          </table:table-cell>
        </table:table-row>
        <table:table-row>
          <table:table-cell>
            <text:p>2G PS ID</text:p>
          </table:table-cell>
          <table:table-cell>
            <text:p>2025-10-03 20:34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6</text:p>
          </table:table-cell>
        </table:table-row>
        <table:table-row>
          <table:table-cell>
            <text:p>3G NAS ID</text:p>
          </table:table-cell>
          <table:table-cell>
            <text:p>2025-10-03 20:34:4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6</text:p>
          </table:table-cell>
        </table:table-row>
        <table:table-row>
          <table:table-cell>
            <text:p>2G PS ID</text:p>
          </table:table-cell>
          <table:table-cell>
            <text:p>2025-10-03 20:35:0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7</text:p>
          </table:table-cell>
        </table:table-row>
        <table:table-row>
          <table:table-cell>
            <text:p>3G NAS ID</text:p>
          </table:table-cell>
          <table:table-cell>
            <text:p>2025-10-03 20:35:0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7</text:p>
          </table:table-cell>
        </table:table-row>
        <table:table-row>
          <table:table-cell>
            <text:p>2G PS ID</text:p>
          </table:table-cell>
          <table:table-cell>
            <text:p>2025-10-03 20:35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8</text:p>
          </table:table-cell>
        </table:table-row>
        <table:table-row>
          <table:table-cell>
            <text:p>3G NAS ID</text:p>
          </table:table-cell>
          <table:table-cell>
            <text:p>2025-10-03 20:35:3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8</text:p>
          </table:table-cell>
        </table:table-row>
        <table:table-row>
          <table:table-cell>
            <text:p>2G PS ID</text:p>
          </table:table-cell>
          <table:table-cell>
            <text:p>2025-10-03 20:35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9</text:p>
          </table:table-cell>
        </table:table-row>
        <table:table-row>
          <table:table-cell>
            <text:p>3G NAS ID</text:p>
          </table:table-cell>
          <table:table-cell>
            <text:p>2025-10-03 20:35:5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9</text:p>
          </table:table-cell>
        </table:table-row>
        <table:table-row>
          <table:table-cell>
            <text:p>2G PS ID</text:p>
          </table:table-cell>
          <table:table-cell>
            <text:p>2025-10-03 20:36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a</text:p>
          </table:table-cell>
        </table:table-row>
        <table:table-row>
          <table:table-cell>
            <text:p>3G NAS ID</text:p>
          </table:table-cell>
          <table:table-cell>
            <text:p>2025-10-03 20:36:2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a</text:p>
          </table:table-cell>
        </table:table-row>
        <table:table-row>
          <table:table-cell>
            <text:p>2G PS ID</text:p>
          </table:table-cell>
          <table:table-cell>
            <text:p>2025-10-03 20:36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b</text:p>
          </table:table-cell>
        </table:table-row>
        <table:table-row>
          <table:table-cell>
            <text:p>3G NAS ID</text:p>
          </table:table-cell>
          <table:table-cell>
            <text:p>2025-10-03 20:36:4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b</text:p>
          </table:table-cell>
        </table:table-row>
        <table:table-row>
          <table:table-cell>
            <text:p>2G PS ID</text:p>
          </table:table-cell>
          <table:table-cell>
            <text:p>2025-10-03 20:37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c</text:p>
          </table:table-cell>
        </table:table-row>
        <table:table-row>
          <table:table-cell>
            <text:p>3G NAS ID</text:p>
          </table:table-cell>
          <table:table-cell>
            <text:p>2025-10-03 20:37:1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c</text:p>
          </table:table-cell>
        </table:table-row>
        <table:table-row>
          <table:table-cell>
            <text:p>2G PS ID</text:p>
          </table:table-cell>
          <table:table-cell>
            <text:p>2025-10-03 20:37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d</text:p>
          </table:table-cell>
        </table:table-row>
        <table:table-row>
          <table:table-cell>
            <text:p>3G NAS ID</text:p>
          </table:table-cell>
          <table:table-cell>
            <text:p>2025-10-03 20:37:4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d</text:p>
          </table:table-cell>
        </table:table-row>
        <table:table-row>
          <table:table-cell>
            <text:p>2G PS ID</text:p>
          </table:table-cell>
          <table:table-cell>
            <text:p>2025-10-03 20:38:0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e</text:p>
          </table:table-cell>
        </table:table-row>
        <table:table-row>
          <table:table-cell>
            <text:p>3G NAS ID</text:p>
          </table:table-cell>
          <table:table-cell>
            <text:p>2025-10-03 20:38:0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e</text:p>
          </table:table-cell>
        </table:table-row>
        <table:table-row>
          <table:table-cell>
            <text:p>2G PS ID</text:p>
          </table:table-cell>
          <table:table-cell>
            <text:p>2025-10-03 20:38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f</text:p>
          </table:table-cell>
        </table:table-row>
        <table:table-row>
          <table:table-cell>
            <text:p>3G NAS ID</text:p>
          </table:table-cell>
          <table:table-cell>
            <text:p>2025-10-03 20:38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7f</text:p>
          </table:table-cell>
        </table:table-row>
        <table:table-row>
          <table:table-cell>
            <text:p>2G PS ID</text:p>
          </table:table-cell>
          <table:table-cell>
            <text:p>2025-10-03 20:38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0</text:p>
          </table:table-cell>
        </table:table-row>
        <table:table-row>
          <table:table-cell>
            <text:p>3G NAS ID</text:p>
          </table:table-cell>
          <table:table-cell>
            <text:p>2025-10-03 20:38:5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0</text:p>
          </table:table-cell>
        </table:table-row>
        <table:table-row>
          <table:table-cell>
            <text:p>2G PS ID</text:p>
          </table:table-cell>
          <table:table-cell>
            <text:p>2025-10-03 20:39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1</text:p>
          </table:table-cell>
        </table:table-row>
        <table:table-row>
          <table:table-cell>
            <text:p>3G NAS ID</text:p>
          </table:table-cell>
          <table:table-cell>
            <text:p>2025-10-03 20:39:2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1</text:p>
          </table:table-cell>
        </table:table-row>
        <table:table-row>
          <table:table-cell>
            <text:p>2G PS ID</text:p>
          </table:table-cell>
          <table:table-cell>
            <text:p>2025-10-03 20:39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2</text:p>
          </table:table-cell>
        </table:table-row>
        <table:table-row>
          <table:table-cell>
            <text:p>3G NAS ID</text:p>
          </table:table-cell>
          <table:table-cell>
            <text:p>2025-10-03 20:39:4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2</text:p>
          </table:table-cell>
        </table:table-row>
        <table:table-row>
          <table:table-cell>
            <text:p>2G PS ID</text:p>
          </table:table-cell>
          <table:table-cell>
            <text:p>2025-10-03 20:40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3</text:p>
          </table:table-cell>
        </table:table-row>
        <table:table-row>
          <table:table-cell>
            <text:p>3G NAS ID</text:p>
          </table:table-cell>
          <table:table-cell>
            <text:p>2025-10-03 20:40:1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3</text:p>
          </table:table-cell>
        </table:table-row>
        <table:table-row>
          <table:table-cell>
            <text:p>2G PS ID</text:p>
          </table:table-cell>
          <table:table-cell>
            <text:p>2025-10-03 20:40:3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4</text:p>
          </table:table-cell>
        </table:table-row>
        <table:table-row>
          <table:table-cell>
            <text:p>3G NAS ID</text:p>
          </table:table-cell>
          <table:table-cell>
            <text:p>2025-10-03 20:40:3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4</text:p>
          </table:table-cell>
        </table:table-row>
        <table:table-row>
          <table:table-cell>
            <text:p>2G PS ID</text:p>
          </table:table-cell>
          <table:table-cell>
            <text:p>2025-10-03 20:41:0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5</text:p>
          </table:table-cell>
        </table:table-row>
        <table:table-row>
          <table:table-cell>
            <text:p>3G NAS ID</text:p>
          </table:table-cell>
          <table:table-cell>
            <text:p>2025-10-03 20:41:0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5</text:p>
          </table:table-cell>
        </table:table-row>
        <table:table-row>
          <table:table-cell>
            <text:p>2G PS ID</text:p>
          </table:table-cell>
          <table:table-cell>
            <text:p>2025-10-03 20:41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6</text:p>
          </table:table-cell>
        </table:table-row>
        <table:table-row>
          <table:table-cell>
            <text:p>3G NAS ID</text:p>
          </table:table-cell>
          <table:table-cell>
            <text:p>2025-10-03 20:41:2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6</text:p>
          </table:table-cell>
        </table:table-row>
        <table:table-row>
          <table:table-cell>
            <text:p>2G PS ID</text:p>
          </table:table-cell>
          <table:table-cell>
            <text:p>2025-10-03 20:41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7</text:p>
          </table:table-cell>
        </table:table-row>
        <table:table-row>
          <table:table-cell>
            <text:p>3G NAS ID</text:p>
          </table:table-cell>
          <table:table-cell>
            <text:p>2025-10-03 20:41:5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7</text:p>
          </table:table-cell>
        </table:table-row>
        <table:table-row>
          <table:table-cell>
            <text:p>2G PS ID</text:p>
          </table:table-cell>
          <table:table-cell>
            <text:p>2025-10-03 20:42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8</text:p>
          </table:table-cell>
        </table:table-row>
        <table:table-row>
          <table:table-cell>
            <text:p>3G NAS ID</text:p>
          </table:table-cell>
          <table:table-cell>
            <text:p>2025-10-03 20:42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8</text:p>
          </table:table-cell>
        </table:table-row>
        <table:table-row>
          <table:table-cell>
            <text:p>2G PS ID</text:p>
          </table:table-cell>
          <table:table-cell>
            <text:p>2025-10-03 20:42:4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9</text:p>
          </table:table-cell>
        </table:table-row>
        <table:table-row>
          <table:table-cell>
            <text:p>3G NAS ID</text:p>
          </table:table-cell>
          <table:table-cell>
            <text:p>2025-10-03 20:42:4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9</text:p>
          </table:table-cell>
        </table:table-row>
        <table:table-row>
          <table:table-cell>
            <text:p>2G PS ID</text:p>
          </table:table-cell>
          <table:table-cell>
            <text:p>2025-10-03 20:43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a</text:p>
          </table:table-cell>
        </table:table-row>
        <table:table-row>
          <table:table-cell>
            <text:p>3G NAS ID</text:p>
          </table:table-cell>
          <table:table-cell>
            <text:p>2025-10-03 20:43:1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a</text:p>
          </table:table-cell>
        </table:table-row>
        <table:table-row>
          <table:table-cell>
            <text:p>2G PS ID</text:p>
          </table:table-cell>
          <table:table-cell>
            <text:p>2025-10-03 20:43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b</text:p>
          </table:table-cell>
        </table:table-row>
        <table:table-row>
          <table:table-cell>
            <text:p>3G NAS ID</text:p>
          </table:table-cell>
          <table:table-cell>
            <text:p>2025-10-03 20:43:3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b</text:p>
          </table:table-cell>
        </table:table-row>
        <table:table-row>
          <table:table-cell>
            <text:p>2G PS ID</text:p>
          </table:table-cell>
          <table:table-cell>
            <text:p>2025-10-03 20:44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c</text:p>
          </table:table-cell>
        </table:table-row>
        <table:table-row>
          <table:table-cell>
            <text:p>3G NAS ID</text:p>
          </table:table-cell>
          <table:table-cell>
            <text:p>2025-10-03 20:44:0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c</text:p>
          </table:table-cell>
        </table:table-row>
        <table:table-row>
          <table:table-cell>
            <text:p>2G PS ID</text:p>
          </table:table-cell>
          <table:table-cell>
            <text:p>2025-10-03 20:44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d</text:p>
          </table:table-cell>
        </table:table-row>
        <table:table-row>
          <table:table-cell>
            <text:p>3G NAS ID</text:p>
          </table:table-cell>
          <table:table-cell>
            <text:p>2025-10-03 20:44:2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d</text:p>
          </table:table-cell>
        </table:table-row>
        <table:table-row>
          <table:table-cell>
            <text:p>2G PS ID</text:p>
          </table:table-cell>
          <table:table-cell>
            <text:p>2025-10-03 20:44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e</text:p>
          </table:table-cell>
        </table:table-row>
        <table:table-row>
          <table:table-cell>
            <text:p>3G NAS ID</text:p>
          </table:table-cell>
          <table:table-cell>
            <text:p>2025-10-03 20:44:5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e</text:p>
          </table:table-cell>
        </table:table-row>
        <table:table-row>
          <table:table-cell>
            <text:p>2G PS ID</text:p>
          </table:table-cell>
          <table:table-cell>
            <text:p>2025-10-03 20:45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f</text:p>
          </table:table-cell>
        </table:table-row>
        <table:table-row>
          <table:table-cell>
            <text:p>3G NAS ID</text:p>
          </table:table-cell>
          <table:table-cell>
            <text:p>2025-10-03 20:45:1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8f</text:p>
          </table:table-cell>
        </table:table-row>
        <table:table-row>
          <table:table-cell>
            <text:p>2G PS ID</text:p>
          </table:table-cell>
          <table:table-cell>
            <text:p>2025-10-03 20:45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0</text:p>
          </table:table-cell>
        </table:table-row>
        <table:table-row>
          <table:table-cell>
            <text:p>3G NAS ID</text:p>
          </table:table-cell>
          <table:table-cell>
            <text:p>2025-10-03 20:45:4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0</text:p>
          </table:table-cell>
        </table:table-row>
        <table:table-row>
          <table:table-cell>
            <text:p>2G PS ID</text:p>
          </table:table-cell>
          <table:table-cell>
            <text:p>2025-10-03 20:46:0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1</text:p>
          </table:table-cell>
        </table:table-row>
        <table:table-row>
          <table:table-cell>
            <text:p>3G NAS ID</text:p>
          </table:table-cell>
          <table:table-cell>
            <text:p>2025-10-03 20:46:0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1</text:p>
          </table:table-cell>
        </table:table-row>
        <table:table-row>
          <table:table-cell>
            <text:p>2G PS ID</text:p>
          </table:table-cell>
          <table:table-cell>
            <text:p>2025-10-03 20:46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2</text:p>
          </table:table-cell>
        </table:table-row>
        <table:table-row>
          <table:table-cell>
            <text:p>3G NAS ID</text:p>
          </table:table-cell>
          <table:table-cell>
            <text:p>2025-10-03 20:46:3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2</text:p>
          </table:table-cell>
        </table:table-row>
        <table:table-row>
          <table:table-cell>
            <text:p>2G PS ID</text:p>
          </table:table-cell>
          <table:table-cell>
            <text:p>2025-10-03 20:46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3</text:p>
          </table:table-cell>
        </table:table-row>
        <table:table-row>
          <table:table-cell>
            <text:p>3G NAS ID</text:p>
          </table:table-cell>
          <table:table-cell>
            <text:p>2025-10-03 20:46:5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3</text:p>
          </table:table-cell>
        </table:table-row>
        <table:table-row>
          <table:table-cell>
            <text:p>2G PS ID</text:p>
          </table:table-cell>
          <table:table-cell>
            <text:p>2025-10-03 20:47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4</text:p>
          </table:table-cell>
        </table:table-row>
        <table:table-row>
          <table:table-cell>
            <text:p>3G NAS ID</text:p>
          </table:table-cell>
          <table:table-cell>
            <text:p>2025-10-03 20:47:2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4</text:p>
          </table:table-cell>
        </table:table-row>
        <table:table-row>
          <table:table-cell>
            <text:p>2G PS ID</text:p>
          </table:table-cell>
          <table:table-cell>
            <text:p>2025-10-03 20:47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5</text:p>
          </table:table-cell>
        </table:table-row>
        <table:table-row>
          <table:table-cell>
            <text:p>3G NAS ID</text:p>
          </table:table-cell>
          <table:table-cell>
            <text:p>2025-10-03 20:47:4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5</text:p>
          </table:table-cell>
        </table:table-row>
        <table:table-row>
          <table:table-cell>
            <text:p>2G PS ID</text:p>
          </table:table-cell>
          <table:table-cell>
            <text:p>2025-10-03 20:48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6</text:p>
          </table:table-cell>
        </table:table-row>
        <table:table-row>
          <table:table-cell>
            <text:p>3G NAS ID</text:p>
          </table:table-cell>
          <table:table-cell>
            <text:p>2025-10-03 20:48:1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6</text:p>
          </table:table-cell>
        </table:table-row>
        <table:table-row>
          <table:table-cell>
            <text:p>2G PS ID</text:p>
          </table:table-cell>
          <table:table-cell>
            <text:p>2025-10-03 20:48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7</text:p>
          </table:table-cell>
        </table:table-row>
        <table:table-row>
          <table:table-cell>
            <text:p>3G NAS ID</text:p>
          </table:table-cell>
          <table:table-cell>
            <text:p>2025-10-03 20:48:4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7</text:p>
          </table:table-cell>
        </table:table-row>
        <table:table-row>
          <table:table-cell>
            <text:p>2G PS ID</text:p>
          </table:table-cell>
          <table:table-cell>
            <text:p>2025-10-03 20:49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8</text:p>
          </table:table-cell>
        </table:table-row>
        <table:table-row>
          <table:table-cell>
            <text:p>3G NAS ID</text:p>
          </table:table-cell>
          <table:table-cell>
            <text:p>2025-10-03 20:49:0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8</text:p>
          </table:table-cell>
        </table:table-row>
        <table:table-row>
          <table:table-cell>
            <text:p>2G PS ID</text:p>
          </table:table-cell>
          <table:table-cell>
            <text:p>2025-10-03 20:49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9</text:p>
          </table:table-cell>
        </table:table-row>
        <table:table-row>
          <table:table-cell>
            <text:p>3G NAS ID</text:p>
          </table:table-cell>
          <table:table-cell>
            <text:p>2025-10-03 20:49:3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9</text:p>
          </table:table-cell>
        </table:table-row>
        <table:table-row>
          <table:table-cell>
            <text:p>2G PS ID</text:p>
          </table:table-cell>
          <table:table-cell>
            <text:p>2025-10-03 20:49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a</text:p>
          </table:table-cell>
        </table:table-row>
        <table:table-row>
          <table:table-cell>
            <text:p>3G NAS ID</text:p>
          </table:table-cell>
          <table:table-cell>
            <text:p>2025-10-03 20:49:5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a</text:p>
          </table:table-cell>
        </table:table-row>
        <table:table-row>
          <table:table-cell>
            <text:p>2G PS ID</text:p>
          </table:table-cell>
          <table:table-cell>
            <text:p>2025-10-03 20:50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b</text:p>
          </table:table-cell>
        </table:table-row>
        <table:table-row>
          <table:table-cell>
            <text:p>3G NAS ID</text:p>
          </table:table-cell>
          <table:table-cell>
            <text:p>2025-10-03 20:50:2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b</text:p>
          </table:table-cell>
        </table:table-row>
        <table:table-row>
          <table:table-cell>
            <text:p>2G PS ID</text:p>
          </table:table-cell>
          <table:table-cell>
            <text:p>2025-10-03 20:50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c</text:p>
          </table:table-cell>
        </table:table-row>
        <table:table-row>
          <table:table-cell>
            <text:p>3G NAS ID</text:p>
          </table:table-cell>
          <table:table-cell>
            <text:p>2025-10-03 20:50:4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c</text:p>
          </table:table-cell>
        </table:table-row>
        <table:table-row>
          <table:table-cell>
            <text:p>2G PS ID</text:p>
          </table:table-cell>
          <table:table-cell>
            <text:p>2025-10-03 20:51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d</text:p>
          </table:table-cell>
        </table:table-row>
        <table:table-row>
          <table:table-cell>
            <text:p>3G NAS ID</text:p>
          </table:table-cell>
          <table:table-cell>
            <text:p>2025-10-03 20:51:1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d</text:p>
          </table:table-cell>
        </table:table-row>
        <table:table-row>
          <table:table-cell>
            <text:p>2G PS ID</text:p>
          </table:table-cell>
          <table:table-cell>
            <text:p>2025-10-03 20:51:3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e</text:p>
          </table:table-cell>
        </table:table-row>
        <table:table-row>
          <table:table-cell>
            <text:p>3G NAS ID</text:p>
          </table:table-cell>
          <table:table-cell>
            <text:p>2025-10-03 20:51:3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e</text:p>
          </table:table-cell>
        </table:table-row>
        <table:table-row>
          <table:table-cell>
            <text:p>2G PS ID</text:p>
          </table:table-cell>
          <table:table-cell>
            <text:p>2025-10-03 20:52:0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f</text:p>
          </table:table-cell>
        </table:table-row>
        <table:table-row>
          <table:table-cell>
            <text:p>3G NAS ID</text:p>
          </table:table-cell>
          <table:table-cell>
            <text:p>2025-10-03 20:52:0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9f</text:p>
          </table:table-cell>
        </table:table-row>
        <table:table-row>
          <table:table-cell>
            <text:p>2G PS ID</text:p>
          </table:table-cell>
          <table:table-cell>
            <text:p>2025-10-03 20:52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0</text:p>
          </table:table-cell>
        </table:table-row>
        <table:table-row>
          <table:table-cell>
            <text:p>3G NAS ID</text:p>
          </table:table-cell>
          <table:table-cell>
            <text:p>2025-10-03 20:52:2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0</text:p>
          </table:table-cell>
        </table:table-row>
        <table:table-row>
          <table:table-cell>
            <text:p>2G PS ID</text:p>
          </table:table-cell>
          <table:table-cell>
            <text:p>2025-10-03 20:52:5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1</text:p>
          </table:table-cell>
        </table:table-row>
        <table:table-row>
          <table:table-cell>
            <text:p>3G NAS ID</text:p>
          </table:table-cell>
          <table:table-cell>
            <text:p>2025-10-03 20:52:5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1</text:p>
          </table:table-cell>
        </table:table-row>
        <table:table-row>
          <table:table-cell>
            <text:p>2G PS ID</text:p>
          </table:table-cell>
          <table:table-cell>
            <text:p>2025-10-03 20:53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2</text:p>
          </table:table-cell>
        </table:table-row>
        <table:table-row>
          <table:table-cell>
            <text:p>3G NAS ID</text:p>
          </table:table-cell>
          <table:table-cell>
            <text:p>2025-10-03 20:53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2</text:p>
          </table:table-cell>
        </table:table-row>
        <table:table-row>
          <table:table-cell>
            <text:p>2G PS ID</text:p>
          </table:table-cell>
          <table:table-cell>
            <text:p>2025-10-03 20:53:4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3</text:p>
          </table:table-cell>
        </table:table-row>
        <table:table-row>
          <table:table-cell>
            <text:p>3G NAS ID</text:p>
          </table:table-cell>
          <table:table-cell>
            <text:p>2025-10-03 20:53:4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3</text:p>
          </table:table-cell>
        </table:table-row>
        <table:table-row>
          <table:table-cell>
            <text:p>2G PS ID</text:p>
          </table:table-cell>
          <table:table-cell>
            <text:p>2025-10-03 20:54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4</text:p>
          </table:table-cell>
        </table:table-row>
        <table:table-row>
          <table:table-cell>
            <text:p>3G NAS ID</text:p>
          </table:table-cell>
          <table:table-cell>
            <text:p>2025-10-03 20:54:0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4</text:p>
          </table:table-cell>
        </table:table-row>
        <table:table-row>
          <table:table-cell>
            <text:p>2G PS ID</text:p>
          </table:table-cell>
          <table:table-cell>
            <text:p>2025-10-03 20:54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5</text:p>
          </table:table-cell>
        </table:table-row>
        <table:table-row>
          <table:table-cell>
            <text:p>3G NAS ID</text:p>
          </table:table-cell>
          <table:table-cell>
            <text:p>2025-10-03 20:54:3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5</text:p>
          </table:table-cell>
        </table:table-row>
        <table:table-row>
          <table:table-cell>
            <text:p>2G PS ID</text:p>
          </table:table-cell>
          <table:table-cell>
            <text:p>2025-10-03 20:55:0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6</text:p>
          </table:table-cell>
        </table:table-row>
        <table:table-row>
          <table:table-cell>
            <text:p>3G NAS ID</text:p>
          </table:table-cell>
          <table:table-cell>
            <text:p>2025-10-03 20:55:0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6</text:p>
          </table:table-cell>
        </table:table-row>
        <table:table-row>
          <table:table-cell>
            <text:p>2G PS ID</text:p>
          </table:table-cell>
          <table:table-cell>
            <text:p>2025-10-03 20:55:2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7</text:p>
          </table:table-cell>
        </table:table-row>
        <table:table-row>
          <table:table-cell>
            <text:p>3G NAS ID</text:p>
          </table:table-cell>
          <table:table-cell>
            <text:p>2025-10-03 20:55:2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7</text:p>
          </table:table-cell>
        </table:table-row>
        <table:table-row>
          <table:table-cell>
            <text:p>2G PS ID</text:p>
          </table:table-cell>
          <table:table-cell>
            <text:p>2025-10-03 20:55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8</text:p>
          </table:table-cell>
        </table:table-row>
        <table:table-row>
          <table:table-cell>
            <text:p>3G NAS ID</text:p>
          </table:table-cell>
          <table:table-cell>
            <text:p>2025-10-03 20:55:5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8</text:p>
          </table:table-cell>
        </table:table-row>
        <table:table-row>
          <table:table-cell>
            <text:p>2G PS ID</text:p>
          </table:table-cell>
          <table:table-cell>
            <text:p>2025-10-03 20:56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9</text:p>
          </table:table-cell>
        </table:table-row>
        <table:table-row>
          <table:table-cell>
            <text:p>3G NAS ID</text:p>
          </table:table-cell>
          <table:table-cell>
            <text:p>2025-10-03 20:56:1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9</text:p>
          </table:table-cell>
        </table:table-row>
        <table:table-row>
          <table:table-cell>
            <text:p>2G PS ID</text:p>
          </table:table-cell>
          <table:table-cell>
            <text:p>2025-10-03 20:56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a</text:p>
          </table:table-cell>
        </table:table-row>
        <table:table-row>
          <table:table-cell>
            <text:p>3G NAS ID</text:p>
          </table:table-cell>
          <table:table-cell>
            <text:p>2025-10-03 20:56:4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a</text:p>
          </table:table-cell>
        </table:table-row>
        <table:table-row>
          <table:table-cell>
            <text:p>2G PS ID</text:p>
          </table:table-cell>
          <table:table-cell>
            <text:p>2025-10-03 20:57:0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b</text:p>
          </table:table-cell>
        </table:table-row>
        <table:table-row>
          <table:table-cell>
            <text:p>3G NAS ID</text:p>
          </table:table-cell>
          <table:table-cell>
            <text:p>2025-10-03 20:57:0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b</text:p>
          </table:table-cell>
        </table:table-row>
        <table:table-row>
          <table:table-cell>
            <text:p>2G PS ID</text:p>
          </table:table-cell>
          <table:table-cell>
            <text:p>2025-10-03 20:57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c</text:p>
          </table:table-cell>
        </table:table-row>
        <table:table-row>
          <table:table-cell>
            <text:p>3G NAS ID</text:p>
          </table:table-cell>
          <table:table-cell>
            <text:p>2025-10-03 20:57:3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c</text:p>
          </table:table-cell>
        </table:table-row>
        <table:table-row>
          <table:table-cell>
            <text:p>2G PS ID</text:p>
          </table:table-cell>
          <table:table-cell>
            <text:p>2025-10-03 20:57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d</text:p>
          </table:table-cell>
        </table:table-row>
        <table:table-row>
          <table:table-cell>
            <text:p>3G NAS ID</text:p>
          </table:table-cell>
          <table:table-cell>
            <text:p>2025-10-03 20:57:5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d</text:p>
          </table:table-cell>
        </table:table-row>
        <table:table-row>
          <table:table-cell>
            <text:p>2G PS ID</text:p>
          </table:table-cell>
          <table:table-cell>
            <text:p>2025-10-03 20:58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e</text:p>
          </table:table-cell>
        </table:table-row>
        <table:table-row>
          <table:table-cell>
            <text:p>3G NAS ID</text:p>
          </table:table-cell>
          <table:table-cell>
            <text:p>2025-10-03 20:58:2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e</text:p>
          </table:table-cell>
        </table:table-row>
        <table:table-row>
          <table:table-cell>
            <text:p>2G PS ID</text:p>
          </table:table-cell>
          <table:table-cell>
            <text:p>2025-10-03 20:58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f</text:p>
          </table:table-cell>
        </table:table-row>
        <table:table-row>
          <table:table-cell>
            <text:p>3G NAS ID</text:p>
          </table:table-cell>
          <table:table-cell>
            <text:p>2025-10-03 20:58:4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af</text:p>
          </table:table-cell>
        </table:table-row>
        <table:table-row>
          <table:table-cell>
            <text:p>2G PS ID</text:p>
          </table:table-cell>
          <table:table-cell>
            <text:p>2025-10-03 20:59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0</text:p>
          </table:table-cell>
        </table:table-row>
        <table:table-row>
          <table:table-cell>
            <text:p>3G NAS ID</text:p>
          </table:table-cell>
          <table:table-cell>
            <text:p>2025-10-03 20:59:1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0</text:p>
          </table:table-cell>
        </table:table-row>
        <table:table-row>
          <table:table-cell>
            <text:p>2G PS ID</text:p>
          </table:table-cell>
          <table:table-cell>
            <text:p>2025-10-03 20:59:3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1</text:p>
          </table:table-cell>
        </table:table-row>
        <table:table-row>
          <table:table-cell>
            <text:p>3G NAS ID</text:p>
          </table:table-cell>
          <table:table-cell>
            <text:p>2025-10-03 20:59:3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1</text:p>
          </table:table-cell>
        </table:table-row>
        <table:table-row>
          <table:table-cell>
            <text:p>2G PS ID</text:p>
          </table:table-cell>
          <table:table-cell>
            <text:p>2025-10-03 21:00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2</text:p>
          </table:table-cell>
        </table:table-row>
        <table:table-row>
          <table:table-cell>
            <text:p>3G NAS ID</text:p>
          </table:table-cell>
          <table:table-cell>
            <text:p>2025-10-03 21:00:0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2</text:p>
          </table:table-cell>
        </table:table-row>
        <table:table-row>
          <table:table-cell>
            <text:p>2G PS ID</text:p>
          </table:table-cell>
          <table:table-cell>
            <text:p>2025-10-03 21:00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3</text:p>
          </table:table-cell>
        </table:table-row>
        <table:table-row>
          <table:table-cell>
            <text:p>3G NAS ID</text:p>
          </table:table-cell>
          <table:table-cell>
            <text:p>2025-10-03 21:00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3</text:p>
          </table:table-cell>
        </table:table-row>
        <table:table-row>
          <table:table-cell>
            <text:p>2G PS ID</text:p>
          </table:table-cell>
          <table:table-cell>
            <text:p>2025-10-03 21:00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4</text:p>
          </table:table-cell>
        </table:table-row>
        <table:table-row>
          <table:table-cell>
            <text:p>3G NAS ID</text:p>
          </table:table-cell>
          <table:table-cell>
            <text:p>2025-10-03 21:00:5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4</text:p>
          </table:table-cell>
        </table:table-row>
        <table:table-row>
          <table:table-cell>
            <text:p>2G PS ID</text:p>
          </table:table-cell>
          <table:table-cell>
            <text:p>2025-10-03 21:01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5</text:p>
          </table:table-cell>
        </table:table-row>
        <table:table-row>
          <table:table-cell>
            <text:p>3G NAS ID</text:p>
          </table:table-cell>
          <table:table-cell>
            <text:p>2025-10-03 21:01:2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5</text:p>
          </table:table-cell>
        </table:table-row>
        <table:table-row>
          <table:table-cell>
            <text:p>2G PS ID</text:p>
          </table:table-cell>
          <table:table-cell>
            <text:p>2025-10-03 21:01:4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6</text:p>
          </table:table-cell>
        </table:table-row>
        <table:table-row>
          <table:table-cell>
            <text:p>3G NAS ID</text:p>
          </table:table-cell>
          <table:table-cell>
            <text:p>2025-10-03 21:01:4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6</text:p>
          </table:table-cell>
        </table:table-row>
        <table:table-row>
          <table:table-cell>
            <text:p>2G PS ID</text:p>
          </table:table-cell>
          <table:table-cell>
            <text:p>2025-10-03 21:02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7</text:p>
          </table:table-cell>
        </table:table-row>
        <table:table-row>
          <table:table-cell>
            <text:p>3G NAS ID</text:p>
          </table:table-cell>
          <table:table-cell>
            <text:p>2025-10-03 21:02:1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7</text:p>
          </table:table-cell>
        </table:table-row>
        <table:table-row>
          <table:table-cell>
            <text:p>2G PS ID</text:p>
          </table:table-cell>
          <table:table-cell>
            <text:p>2025-10-03 21:02:3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8</text:p>
          </table:table-cell>
        </table:table-row>
        <table:table-row>
          <table:table-cell>
            <text:p>3G NAS ID</text:p>
          </table:table-cell>
          <table:table-cell>
            <text:p>2025-10-03 21:02:3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8</text:p>
          </table:table-cell>
        </table:table-row>
        <table:table-row>
          <table:table-cell>
            <text:p>2G PS ID</text:p>
          </table:table-cell>
          <table:table-cell>
            <text:p>2025-10-03 21:03:0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9</text:p>
          </table:table-cell>
        </table:table-row>
        <table:table-row>
          <table:table-cell>
            <text:p>3G NAS ID</text:p>
          </table:table-cell>
          <table:table-cell>
            <text:p>2025-10-03 21:03:0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9</text:p>
          </table:table-cell>
        </table:table-row>
        <table:table-row>
          <table:table-cell>
            <text:p>2G PS ID</text:p>
          </table:table-cell>
          <table:table-cell>
            <text:p>2025-10-03 21:03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a</text:p>
          </table:table-cell>
        </table:table-row>
        <table:table-row>
          <table:table-cell>
            <text:p>3G NAS ID</text:p>
          </table:table-cell>
          <table:table-cell>
            <text:p>2025-10-03 21:03:2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a</text:p>
          </table:table-cell>
        </table:table-row>
        <table:table-row>
          <table:table-cell>
            <text:p>2G PS ID</text:p>
          </table:table-cell>
          <table:table-cell>
            <text:p>2025-10-03 21:03:5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b</text:p>
          </table:table-cell>
        </table:table-row>
        <table:table-row>
          <table:table-cell>
            <text:p>3G NAS ID</text:p>
          </table:table-cell>
          <table:table-cell>
            <text:p>2025-10-03 21:03:5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b</text:p>
          </table:table-cell>
        </table:table-row>
        <table:table-row>
          <table:table-cell>
            <text:p>2G PS ID</text:p>
          </table:table-cell>
          <table:table-cell>
            <text:p>2025-10-03 21:04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c</text:p>
          </table:table-cell>
        </table:table-row>
        <table:table-row>
          <table:table-cell>
            <text:p>3G NAS ID</text:p>
          </table:table-cell>
          <table:table-cell>
            <text:p>2025-10-03 21:04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c</text:p>
          </table:table-cell>
        </table:table-row>
        <table:table-row>
          <table:table-cell>
            <text:p>2G PS ID</text:p>
          </table:table-cell>
          <table:table-cell>
            <text:p>2025-10-03 21:04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d</text:p>
          </table:table-cell>
        </table:table-row>
        <table:table-row>
          <table:table-cell>
            <text:p>3G NAS ID</text:p>
          </table:table-cell>
          <table:table-cell>
            <text:p>2025-10-03 21:04:4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d</text:p>
          </table:table-cell>
        </table:table-row>
        <table:table-row>
          <table:table-cell>
            <text:p>2G PS ID</text:p>
          </table:table-cell>
          <table:table-cell>
            <text:p>2025-10-03 21:05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e</text:p>
          </table:table-cell>
        </table:table-row>
        <table:table-row>
          <table:table-cell>
            <text:p>3G NAS ID</text:p>
          </table:table-cell>
          <table:table-cell>
            <text:p>2025-10-03 21:05:0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e</text:p>
          </table:table-cell>
        </table:table-row>
        <table:table-row>
          <table:table-cell>
            <text:p>2G PS ID</text:p>
          </table:table-cell>
          <table:table-cell>
            <text:p>2025-10-03 21:05:3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f</text:p>
          </table:table-cell>
        </table:table-row>
        <table:table-row>
          <table:table-cell>
            <text:p>3G NAS ID</text:p>
          </table:table-cell>
          <table:table-cell>
            <text:p>2025-10-03 21:05:3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bf</text:p>
          </table:table-cell>
        </table:table-row>
        <table:table-row>
          <table:table-cell>
            <text:p>2G PS ID</text:p>
          </table:table-cell>
          <table:table-cell>
            <text:p>2025-10-03 21:06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0</text:p>
          </table:table-cell>
        </table:table-row>
        <table:table-row>
          <table:table-cell>
            <text:p>3G NAS ID</text:p>
          </table:table-cell>
          <table:table-cell>
            <text:p>2025-10-03 21:06:0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0</text:p>
          </table:table-cell>
        </table:table-row>
        <table:table-row>
          <table:table-cell>
            <text:p>2G PS ID</text:p>
          </table:table-cell>
          <table:table-cell>
            <text:p>2025-10-03 21:06:2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1</text:p>
          </table:table-cell>
        </table:table-row>
        <table:table-row>
          <table:table-cell>
            <text:p>3G NAS ID</text:p>
          </table:table-cell>
          <table:table-cell>
            <text:p>2025-10-03 21:06:2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1</text:p>
          </table:table-cell>
        </table:table-row>
        <table:table-row>
          <table:table-cell>
            <text:p>2G PS ID</text:p>
          </table:table-cell>
          <table:table-cell>
            <text:p>2025-10-03 21:06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2</text:p>
          </table:table-cell>
        </table:table-row>
        <table:table-row>
          <table:table-cell>
            <text:p>3G NAS ID</text:p>
          </table:table-cell>
          <table:table-cell>
            <text:p>2025-10-03 21:06:5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2</text:p>
          </table:table-cell>
        </table:table-row>
        <table:table-row>
          <table:table-cell>
            <text:p>2G PS ID</text:p>
          </table:table-cell>
          <table:table-cell>
            <text:p>2025-10-03 21:07:1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3</text:p>
          </table:table-cell>
        </table:table-row>
        <table:table-row>
          <table:table-cell>
            <text:p>3G NAS ID</text:p>
          </table:table-cell>
          <table:table-cell>
            <text:p>2025-10-03 21:07:1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3</text:p>
          </table:table-cell>
        </table:table-row>
        <table:table-row>
          <table:table-cell>
            <text:p>2G PS ID</text:p>
          </table:table-cell>
          <table:table-cell>
            <text:p>2025-10-03 21:07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4</text:p>
          </table:table-cell>
        </table:table-row>
        <table:table-row>
          <table:table-cell>
            <text:p>3G NAS ID</text:p>
          </table:table-cell>
          <table:table-cell>
            <text:p>2025-10-03 21:07:4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4</text:p>
          </table:table-cell>
        </table:table-row>
        <table:table-row>
          <table:table-cell>
            <text:p>2G PS ID</text:p>
          </table:table-cell>
          <table:table-cell>
            <text:p>2025-10-03 21:08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5</text:p>
          </table:table-cell>
        </table:table-row>
        <table:table-row>
          <table:table-cell>
            <text:p>3G NAS ID</text:p>
          </table:table-cell>
          <table:table-cell>
            <text:p>2025-10-03 21:08:1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5</text:p>
          </table:table-cell>
        </table:table-row>
        <table:table-row>
          <table:table-cell>
            <text:p>2G PS ID</text:p>
          </table:table-cell>
          <table:table-cell>
            <text:p>2025-10-03 21:08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6</text:p>
          </table:table-cell>
        </table:table-row>
        <table:table-row>
          <table:table-cell>
            <text:p>3G NAS ID</text:p>
          </table:table-cell>
          <table:table-cell>
            <text:p>2025-10-03 21:08:3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6</text:p>
          </table:table-cell>
        </table:table-row>
        <table:table-row>
          <table:table-cell>
            <text:p>2G PS ID</text:p>
          </table:table-cell>
          <table:table-cell>
            <text:p>2025-10-03 21:09:0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7</text:p>
          </table:table-cell>
        </table:table-row>
        <table:table-row>
          <table:table-cell>
            <text:p>3G NAS ID</text:p>
          </table:table-cell>
          <table:table-cell>
            <text:p>2025-10-03 21:09:0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7</text:p>
          </table:table-cell>
        </table:table-row>
        <table:table-row>
          <table:table-cell>
            <text:p>2G PS ID</text:p>
          </table:table-cell>
          <table:table-cell>
            <text:p>2025-10-03 21:09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8</text:p>
          </table:table-cell>
        </table:table-row>
        <table:table-row>
          <table:table-cell>
            <text:p>3G NAS ID</text:p>
          </table:table-cell>
          <table:table-cell>
            <text:p>2025-10-03 21:09:2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f60c8</text:p>
          </table:table-cell>
        </table:table-row>
      </table:table>
      <table:table table:name="Randomness Summary">
        <table:table-row>
          <table:table-cell table:style-name="HeaderCell">
            <text:p text:style-name="HeaderPara">Metric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Total Samples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ltered by confirmation pairing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ltered retransmissions (10sec threshold)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sed Samples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nique IDs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ollision Rat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0.0000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0.0000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ollision &l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hannon H(values) [bits]</text:p>
          </table:table-cell>
          <table:table-cell>
            <text:p/>
          </table:table-cell>
          <table:table-cell>
            <text:p>7.6439</text:p>
          </table:table-cell>
          <table:table-cell>
            <text:p/>
          </table:table-cell>
          <table:table-cell>
            <text:p>7.6439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hannon H(values) [bits] (Miller–Madow)</text:p>
          </table:table-cell>
          <table:table-cell>
            <text:p/>
          </table:table-cell>
          <table:table-cell>
            <text:p>8.3616</text:p>
          </table:table-cell>
          <table:table-cell>
            <text:p/>
          </table:table-cell>
          <table:table-cell>
            <text:p>8.3616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style-name="BoldCell">
            <text:p text:style-name="HeaderPara">H(values) normalized [0..1]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1.0000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1.0000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H_norm &gt; 0.99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ucc. Hamming pairs</text:p>
          </table:table-cell>
          <table:table-cell>
            <text:p>0</text:p>
          </table:table-cell>
          <table:table-cell>
            <text:p>199</text:p>
          </table:table-cell>
          <table:table-cell>
            <text:p>0</text:p>
          </table:table-cell>
          <table:table-cell>
            <text:p>199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ucc. Hamming bit width per ID [bits]</text:p>
          </table:table-cell>
          <table:table-cell>
            <text:p>0</text:p>
          </table:table-cell>
          <table:table-cell>
            <text:p>32</text:p>
          </table:table-cell>
          <table:table-cell>
            <text:p>0</text:p>
          </table:table-cell>
          <table:table-cell>
            <text:p>3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ucc. Hamming mean [bits]</text:p>
          </table:table-cell>
          <table:table-cell>
            <text:p/>
          </table:table-cell>
          <table:table-cell>
            <text:p>1.9899</text:p>
          </table:table-cell>
          <table:table-cell>
            <text:p/>
          </table:table-cell>
          <table:table-cell>
            <text:p>1.9899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cc. Hamming mean fraction [0..1]</text:p>
          </table:table-cell>
          <table:table-cell>
            <text:p/>
          </table:table-cell>
          <table:table-cell>
            <text:p>0.0622</text:p>
          </table:table-cell>
          <table:table-cell>
            <text:p/>
          </table:table-cell>
          <table:table-cell>
            <text:p>0.0622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cc. Hamming z-score</text:p>
          </table:table-cell>
          <table:table-cell>
            <text:p/>
          </table:table-cell>
          <table:table-cell>
            <text:p>-69.8749</text:p>
          </table:table-cell>
          <table:table-cell>
            <text:p/>
          </table:table-cell>
          <table:table-cell>
            <text:p>-69.8749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style-name="BoldCell">
            <text:p text:style-name="HeaderPara">Succ. Hamming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&lt; 1e-308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&lt; 1e-308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Succ. Hamming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nibbles statistic</text:p>
          </table:table-cell>
          <table:table-cell>
            <text:p/>
          </table:table-cell>
          <table:table-cell>
            <text:p>6302.8200</text:p>
          </table:table-cell>
          <table:table-cell>
            <text:p/>
          </table:table-cell>
          <table:table-cell>
            <text:p>6302.82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nibbles df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hi-square nibbles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&lt; 1e-308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&lt; 1e-308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hi-square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MSB (first nibble) statistic</text:p>
          </table:table-cell>
          <table:table-cell>
            <text:p/>
          </table:table-cell>
          <table:table-cell>
            <text:p>3000.0000</text:p>
          </table:table-cell>
          <table:table-cell>
            <text:p/>
          </table:table-cell>
          <table:table-cell>
            <text:p>3000.0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MSB (first nibble) df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hi-square MSB (first nibble) p-value</text:p>
          </table:table-cell>
          <table:table-cell>
            <text:p/>
          </table:table-cell>
          <table:table-cell>
            <text:p>&lt; 1e-308</text:p>
          </table:table-cell>
          <table:table-cell>
            <text:p/>
          </table:table-cell>
          <table:table-cell>
            <text:p>&lt; 1e-308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LSB (last nibble) statistic</text:p>
          </table:table-cell>
          <table:table-cell>
            <text:p/>
          </table:table-cell>
          <table:table-cell>
            <text:p>0.3200</text:p>
          </table:table-cell>
          <table:table-cell>
            <text:p/>
          </table:table-cell>
          <table:table-cell>
            <text:p>0.32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LSB (last nibble) df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hi-square LSB (last nibble) p-value</text:p>
          </table:table-cell>
          <table:table-cell>
            <text:p/>
          </table:table-cell>
          <table:table-cell>
            <text:p>1.00e+00</text:p>
          </table:table-cell>
          <table:table-cell>
            <text:p/>
          </table:table-cell>
          <table:table-cell>
            <text:p>1.00e+00</text:p>
          </table:table-cell>
          <table:table-cell>
            <text:p/>
          </table:table-cell>
          <table:table-cell>
            <text:p/>
          </table:table-cell>
        </table:table-row>
        <table:table-row/>
        <table:table-row>
          <table:table-cell table:style-name="HeaderCell">
            <text:p text:style-name="HeaderPara">All Nibbles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827</text:p>
          </table:table-cell>
          <table:table-cell>
            <text:p>0</text:p>
          </table:table-cell>
          <table:table-cell>
            <text:p>827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229</text:p>
          </table:table-cell>
          <table:table-cell>
            <text:p>0</text:p>
          </table:table-cell>
          <table:table-cell>
            <text:p>229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29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28</text:p>
          </table:table-cell>
          <table:table-cell>
            <text:p>0</text:p>
          </table:table-cell>
          <table:table-cell>
            <text:p>28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28</text:p>
          </table:table-cell>
          <table:table-cell>
            <text:p>0</text:p>
          </table:table-cell>
          <table:table-cell>
            <text:p>28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28</text:p>
          </table:table-cell>
          <table:table-cell>
            <text:p>0</text:p>
          </table:table-cell>
          <table:table-cell>
            <text:p>28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21</text:p>
          </table:table-cell>
          <table:table-cell>
            <text:p>0</text:p>
          </table:table-cell>
          <table:table-cell>
            <text:p>21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212</text:p>
          </table:table-cell>
          <table:table-cell>
            <text:p>0</text:p>
          </table:table-cell>
          <table:table-cell>
            <text:p>212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First Nibble (M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Last Nibble (L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</table:table-row>
      </table:table>
      <table:table table:name="Paging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Paging Messages</text:p>
          </table:table-cell>
          <table:table-cell table:style-name="HeaderCell">
            <text:p text:style-name="HeaderPara">IMSI IDs</text:p>
          </table:table-cell>
          <table:table-cell table:style-name="HeaderCell">
            <text:p text:style-name="HeaderPara">Status</text:p>
          </table:table-cell>
        </table:table-row>
        <table:table-row>
          <table:table-cell>
            <text:p>2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3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4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5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